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7cm"/>
    </style:style>
    <style:style style:name="co3" style:family="table-column">
      <style:table-column-properties fo:break-before="auto" style:column-width="5.7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31" style:family="table-cell" style:parent-style-name="Default" style:data-style-name="N10000">
      <style:table-cell-properties style:text-align-source="value-type" style:repeat-content="false" style:vertical-align="bottom"/>
      <style:paragraph-properties fo:margin-left="0cm"/>
      <style:text-properties style:font-name="Liberation Sans" fo:font-size="12pt" style:font-size-asian="12pt" style:font-size-complex="12pt"/>
    </style:style>
    <style:style style:name="ce3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10000">
      <style:table-cell-properties style:text-align-source="value-type" style:repeat-content="false" style:vertical-align="bottom"/>
      <style:paragraph-properties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00">
      <style:table-cell-properties style:text-align-source="value-type" style:repeat-content="false" style:vertical-align="bottom"/>
      <style:paragraph-properties fo:margin-left="0cm"/>
      <style:text-properties style:font-name="Liberation Sans" fo:font-size="12pt" style:font-name-asian="Segoe UI" style:font-size-asian="12pt" style:font-name-complex="Tahoma" style:font-size-complex="12pt"/>
    </style:style>
    <style:style style:name="ce37" style:family="table-cell" style:parent-style-name="Default" style:data-style-name="N10000">
      <style:table-cell-properties style:text-align-source="value-type" style:repeat-content="false" style:vertical-align="bottom"/>
      <style:paragraph-properties fo:margin-left="0cm"/>
      <style:text-properties style:font-name="Liberation Sans1" fo:font-size="12pt" style:font-size-asian="12pt" style:font-size-complex="12pt"/>
    </style:style>
    <style:style style:name="ce38" style:family="table-cell" style:parent-style-name="Default" style:data-style-name="N10000">
      <style:table-cell-properties style:text-align-source="value-type" style:repeat-content="false" fo:wrap-option="wrap" style:vertical-align="bottom"/>
      <style:paragraph-properties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00">
      <style:table-cell-properties style:text-align-source="value-type" style:repeat-content="false" fo:wrap-option="wrap" style:vertical-align="bottom"/>
      <style:paragraph-properties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00">
      <style:table-cell-properties style:text-align-source="value-type" style:repeat-content="false" style:vertical-align="bottom"/>
      <style:paragraph-properties fo:margin-left="0cm"/>
      <style:text-properties style:font-name="Liberation Sans" fo:font-size="12pt" fo:language="en" fo:country="US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0000">
      <style:table-cell-properties style:text-align-source="value-type" style:repeat-content="false" fo:wrap-option="wrap" style:vertical-align="bottom"/>
      <style:paragraph-properties fo:margin-left="0cm"/>
      <style:text-properties style:font-name="Liberation Sans" fo:font-size="12pt" style:font-size-asian="12pt" style:font-size-complex="12pt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00">
      <style:table-cell-properties style:text-align-source="value-type" style:repeat-content="false" style:vertical-align="bottom"/>
      <style:paragraph-properties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000">
      <style:table-cell-properties style:text-align-source="value-type" style:repeat-content="false" style:vertical-align="bottom"/>
      <style:paragraph-properties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00">
      <style:table-cell-properties style:text-align-source="value-type" style:repeat-content="false" style:vertical-align="bottom"/>
      <style:paragraph-properties fo:margin-left="0cm"/>
      <style:text-properties style:font-name="Liberation Sans" fo:font-size="12pt" style:font-name-asian="Segoe UI" style:font-size-asian="12pt" style:font-name-complex="Tahoma" style:font-size-complex="12pt"/>
    </style:style>
    <style:style style:name="ce19" style:family="table-cell" style:parent-style-name="Default" style:data-style-name="N10000">
      <style:table-cell-properties style:text-align-source="value-type" style:repeat-content="false" style:vertical-align="bottom"/>
      <style:paragraph-properties fo:margin-left="0cm"/>
      <style:text-properties style:font-name="Liberation Sans1" fo:font-size="12pt" style:font-size-asian="12pt" style:font-size-complex="12pt"/>
    </style:style>
    <style:style style:name="ce20" style:family="table-cell" style:parent-style-name="Default" style:data-style-name="N10000">
      <style:table-cell-properties style:text-align-source="value-type" style:repeat-content="false" fo:wrap-option="wrap" style:vertical-align="bottom"/>
      <style:paragraph-properties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00">
      <style:table-cell-properties style:text-align-source="value-type" style:repeat-content="false" fo:wrap-option="wrap" style:vertical-align="bottom"/>
      <style:paragraph-properties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00">
      <style:table-cell-properties style:text-align-source="value-type" style:repeat-content="false" style:vertical-align="bottom"/>
      <style:paragraph-properties fo:margin-left="0cm"/>
      <style:text-properties style:font-name="Liberation Sans" fo:font-size="12pt" fo:language="en" fo:country="US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000">
      <style:table-cell-properties style:text-align-source="value-type" style:repeat-content="false" fo:wrap-option="wrap" style:vertical-align="bottom"/>
      <style:paragraph-properties fo:margin-left="0cm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Feuille3" table:style-name="ta1">
        <office:forms form:automatic-focus="false" form:apply-design-mode="false"/>
        <table:table-column table:style-name="co1" table:number-columns-repeated="12" table:default-cell-style-name="Default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bayer</text:p>
          </table:table-cell>
          <table:table-cell office:value-type="string" calcext:value-type="string">
            <text:p>flam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full_letter</text:p>
          </table:table-cell>
          <table:table-cell office:value-type="string" calcext:value-type="string">
            <text:p>const_genitive</text:p>
          </table:table-cell>
          <table:table-cell office:value-type="string" calcext:value-type="string">
            <text:p>wikipedia</text:p>
          </table:table-cell>
        </table:table-row>
        <table:table-row table:style-name="ro4">
          <table:table-cell office:value-type="float" office:value="1304800" calcext:value-type="float">
            <text:p>1304800</text:p>
          </table:table-cell>
          <table:table-cell office:value-type="float" office:value="62956" calcext:value-type="float">
            <text:p>62956</text:p>
          </table:table-cell>
          <table:table-cell office:value-type="string" calcext:value-type="string">
            <text:p>Ep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lioth</text:p>
          </table:table-cell>
          <table:table-cell office:value-type="float" office:value="12.90045361" calcext:value-type="float">
            <text:p>12,90045361</text:p>
          </table:table-cell>
          <table:table-cell office:value-type="float" office:value="55.95984301" calcext:value-type="float">
            <text:p>55,95984301</text:p>
          </table:table-cell>
          <table:table-cell office:value-type="float" office:value="1.76" calcext:value-type="float">
            <text:p>1,76</text:p>
          </table:table-cell>
          <table:table-cell table:formula="of:=VLOOKUP(MID([.C2];1;3);[$Conversion.$B$3:.$C$26];2;0)" office:value-type="string" office:string-value="Epsilon" calcext:value-type="string">
            <text:p>Epsilon</text:p>
          </table:table-cell>
          <table:table-cell table:formula="of:=VLOOKUP([.E2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];&quot;_&quot;;[.K2]))" office:value-type="string" office:string-value="https://en.wikipedia.org/wiki/Epsilon_Ursae_Majoris" calcext:value-type="string">
            <text:p>https://en.wikipedia.org/wiki/Epsilon_Ursae_Majoris</text:p>
          </table:table-cell>
        </table:table-row>
        <table:table-row table:style-name="ro4">
          <table:table-cell office:value-type="float" office:value="1154608" calcext:value-type="float">
            <text:p>1154608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Al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Dubhe</text:p>
          </table:table-cell>
          <table:table-cell office:value-type="float" office:value="11.06217691" calcext:value-type="float">
            <text:p>11,06217691</text:p>
          </table:table-cell>
          <table:table-cell office:value-type="float" office:value="61.75111888" calcext:value-type="float">
            <text:p>61,75111888</text:p>
          </table:table-cell>
          <table:table-cell office:value-type="float" office:value="1.81" calcext:value-type="float">
            <text:p>1,81</text:p>
          </table:table-cell>
          <table:table-cell table:formula="of:=VLOOKUP(MID([.C3];1;3);[$Conversion.$B$3:.$C$26];2;0)" office:value-type="string" office:string-value="Alpha" calcext:value-type="string">
            <text:p>Alpha</text:p>
          </table:table-cell>
          <table:table-cell table:formula="of:=VLOOKUP([.E3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];&quot;_&quot;;[.K3]))" office:value-type="string" office:string-value="https://en.wikipedia.org/wiki/Alpha_Ursae_Majoris" calcext:value-type="string">
            <text:p>https://en.wikipedia.org/wiki/Alpha_Ursae_Majoris</text:p>
          </table:table-cell>
        </table:table-row>
        <table:table-row table:style-name="ro4">
          <table:table-cell office:value-type="float" office:value="1377079" calcext:value-type="float">
            <text:p>1377079</text:p>
          </table:table-cell>
          <table:table-cell office:value-type="float" office:value="67301" calcext:value-type="float">
            <text:p>67301</text:p>
          </table:table-cell>
          <table:table-cell office:value-type="string" calcext:value-type="string">
            <text:p>Et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lkaid</text:p>
          </table:table-cell>
          <table:table-cell office:value-type="float" office:value="13.79237392" calcext:value-type="float">
            <text:p>13,79237392</text:p>
          </table:table-cell>
          <table:table-cell office:value-type="float" office:value="49.31330288" calcext:value-type="float">
            <text:p>49,31330288</text:p>
          </table:table-cell>
          <table:table-cell office:value-type="float" office:value="1.85" calcext:value-type="float">
            <text:p>1,85</text:p>
          </table:table-cell>
          <table:table-cell table:formula="of:=VLOOKUP(MID([.C4];1;3);[$Conversion.$B$3:.$C$26];2;0)" office:value-type="string" office:string-value="Eta" calcext:value-type="string">
            <text:p>Eta</text:p>
          </table:table-cell>
          <table:table-cell table:formula="of:=VLOOKUP([.E4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4];&quot;_&quot;;[.K4]))" office:value-type="string" office:string-value="https://en.wikipedia.org/wiki/Eta_Ursae_Majoris" calcext:value-type="string">
            <text:p>https://en.wikipedia.org/wiki/Eta_Ursae_Majoris</text:p>
          </table:table-cell>
        </table:table-row>
        <table:table-row table:style-name="ro4">
          <table:table-cell office:value-type="float" office:value="1343569" calcext:value-type="float">
            <text:p>1343569</text:p>
          </table:table-cell>
          <table:table-cell office:value-type="float" office:value="65378" calcext:value-type="float">
            <text:p>65378</text:p>
          </table:table-cell>
          <table:table-cell office:value-type="string" calcext:value-type="string">
            <text:p>Ze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Mizar</text:p>
          </table:table-cell>
          <table:table-cell office:value-type="float" office:value="13.39872774" calcext:value-type="float">
            <text:p>13,39872774</text:p>
          </table:table-cell>
          <table:table-cell office:value-type="float" office:value="54.92541525" calcext:value-type="float">
            <text:p>54,92541525</text:p>
          </table:table-cell>
          <table:table-cell office:value-type="float" office:value="2.23" calcext:value-type="float">
            <text:p>2,23</text:p>
          </table:table-cell>
          <table:table-cell table:formula="of:=VLOOKUP(MID([.C5];1;3);[$Conversion.$B$3:.$C$26];2;0)" office:value-type="string" office:string-value="Zeta" calcext:value-type="string">
            <text:p>Zeta</text:p>
          </table:table-cell>
          <table:table-cell table:formula="of:=VLOOKUP([.E5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5];&quot;_&quot;;[.K5]))" office:value-type="string" office:string-value="https://en.wikipedia.org/wiki/Zeta_Ursae_Majoris" calcext:value-type="string">
            <text:p>https://en.wikipedia.org/wiki/Zeta_Ursae_Majoris</text:p>
          </table:table-cell>
        </table:table-row>
        <table:table-row table:style-name="ro4">
          <table:table-cell office:value-type="float" office:value="1151532" calcext:value-type="float">
            <text:p>1151532</text:p>
          </table:table-cell>
          <table:table-cell office:value-type="float" office:value="53910" calcext:value-type="float">
            <text:p>53910</text:p>
          </table:table-cell>
          <table:table-cell office:value-type="string" calcext:value-type="string">
            <text:p>Be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Merak</text:p>
          </table:table-cell>
          <table:table-cell office:value-type="float" office:value="11.0306641" calcext:value-type="float">
            <text:p>11,0306641</text:p>
          </table:table-cell>
          <table:table-cell office:value-type="float" office:value="56.38234478" calcext:value-type="float">
            <text:p>56,38234478</text:p>
          </table:table-cell>
          <table:table-cell office:value-type="float" office:value="2.34" calcext:value-type="float">
            <text:p>2,34</text:p>
          </table:table-cell>
          <table:table-cell table:formula="of:=VLOOKUP(MID([.C6];1;3);[$Conversion.$B$3:.$C$26];2;0)" office:value-type="string" office:string-value="Beta" calcext:value-type="string">
            <text:p>Beta</text:p>
          </table:table-cell>
          <table:table-cell table:formula="of:=VLOOKUP([.E6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6];&quot;_&quot;;[.K6]))" office:value-type="string" office:string-value="https://en.wikipedia.org/wiki/Beta_Ursae_Majoris" calcext:value-type="string">
            <text:p>https://en.wikipedia.org/wiki/Beta_Ursae_Majoris</text:p>
          </table:table-cell>
        </table:table-row>
        <table:table-row table:style-name="ro4">
          <table:table-cell office:value-type="float" office:value="1224714" calcext:value-type="float">
            <text:p>1224714</text:p>
          </table:table-cell>
          <table:table-cell office:value-type="float" office:value="58001" calcext:value-type="float">
            <text:p>58001</text:p>
          </table:table-cell>
          <table:table-cell office:value-type="string" calcext:value-type="string">
            <text:p>Ga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Phecda</text:p>
          </table:table-cell>
          <table:table-cell office:value-type="float" office:value="11.89717879" calcext:value-type="float">
            <text:p>11,89717879</text:p>
          </table:table-cell>
          <table:table-cell office:value-type="float" office:value="53.6947574" calcext:value-type="float">
            <text:p>53,6947574</text:p>
          </table:table-cell>
          <table:table-cell office:value-type="float" office:value="2.41" calcext:value-type="float">
            <text:p>2,41</text:p>
          </table:table-cell>
          <table:table-cell table:formula="of:=VLOOKUP(MID([.C7];1;3);[$Conversion.$B$3:.$C$26];2;0)" office:value-type="string" office:string-value="Gamma" calcext:value-type="string">
            <text:p>Gamma</text:p>
          </table:table-cell>
          <table:table-cell table:formula="of:=VLOOKUP([.E7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7];&quot;_&quot;;[.K7]))" office:value-type="string" office:string-value="https://en.wikipedia.org/wiki/Gamma_Ursae_Majoris" calcext:value-type="string">
            <text:p>https://en.wikipedia.org/wiki/Gamma_Ursae_Majoris</text:p>
          </table:table-cell>
        </table:table-row>
        <table:table-row table:style-name="ro4">
          <table:table-cell office:value-type="float" office:value="1163461" calcext:value-type="float">
            <text:p>1163461</text:p>
          </table:table-cell>
          <table:table-cell office:value-type="float" office:value="54539" calcext:value-type="float">
            <text:p>54539</text:p>
          </table:table-cell>
          <table:table-cell office:value-type="string" calcext:value-type="string">
            <text:p>Psi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1.16105775" calcext:value-type="float">
            <text:p>11,16105775</text:p>
          </table:table-cell>
          <table:table-cell office:value-type="float" office:value="44.49848342" calcext:value-type="float">
            <text:p>44,49848342</text:p>
          </table:table-cell>
          <table:table-cell office:value-type="float" office:value="3" calcext:value-type="float">
            <text:p>3</text:p>
          </table:table-cell>
          <table:table-cell table:formula="of:=VLOOKUP(MID([.C8];1;3);[$Conversion.$B$3:.$C$26];2;0)" office:value-type="string" office:string-value="Psi" calcext:value-type="string">
            <text:p>Psi</text:p>
          </table:table-cell>
          <table:table-cell table:formula="of:=VLOOKUP([.E8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8];&quot;_&quot;;[.K8]))" office:value-type="string" office:string-value="https://en.wikipedia.org/wiki/Psi_Ursae_Majoris" calcext:value-type="string">
            <text:p>https://en.wikipedia.org/wiki/Psi_Ursae_Majoris</text:p>
          </table:table-cell>
        </table:table-row>
        <table:table-row table:style-name="ro4">
          <table:table-cell office:value-type="float" office:value="1087501" calcext:value-type="float">
            <text:p>1087501</text:p>
          </table:table-cell>
          <table:table-cell office:value-type="float" office:value="50801" calcext:value-type="float">
            <text:p>50801</text:p>
          </table:table-cell>
          <table:table-cell office:value-type="string" calcext:value-type="string">
            <text:p>Mu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Tania Australis</text:p>
          </table:table-cell>
          <table:table-cell office:value-type="float" office:value="10.37215027" calcext:value-type="float">
            <text:p>10,37215027</text:p>
          </table:table-cell>
          <table:table-cell office:value-type="float" office:value="41.4995165" calcext:value-type="float">
            <text:p>41,4995165</text:p>
          </table:table-cell>
          <table:table-cell office:value-type="float" office:value="3.06" calcext:value-type="float">
            <text:p>3,06</text:p>
          </table:table-cell>
          <table:table-cell table:formula="of:=VLOOKUP(MID([.C9];1;3);[$Conversion.$B$3:.$C$26];2;0)" office:value-type="string" office:string-value="Mu" calcext:value-type="string">
            <text:p>Mu</text:p>
          </table:table-cell>
          <table:table-cell table:formula="of:=VLOOKUP([.E9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9];&quot;_&quot;;[.K9]))" office:value-type="string" office:string-value="https://en.wikipedia.org/wiki/Mu_Ursae_Majoris" calcext:value-type="string">
            <text:p>https://en.wikipedia.org/wiki/Mu_Ursae_Majoris</text:p>
          </table:table-cell>
        </table:table-row>
        <table:table-row table:style-name="ro4">
          <table:table-cell office:value-type="float" office:value="941942" calcext:value-type="float">
            <text:p>941942</text:p>
          </table:table-cell>
          <table:table-cell office:value-type="float" office:value="44127" calcext:value-type="float">
            <text:p>44127</text:p>
          </table:table-cell>
          <table:table-cell office:value-type="string" calcext:value-type="string">
            <text:p>I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Talitha</text:p>
          </table:table-cell>
          <table:table-cell office:value-type="float" office:value="8.986828" calcext:value-type="float">
            <text:p>8,986828</text:p>
          </table:table-cell>
          <table:table-cell office:value-type="float" office:value="48.041826" calcext:value-type="float">
            <text:p>48,041826</text:p>
          </table:table-cell>
          <table:table-cell office:value-type="float" office:value="3.12" calcext:value-type="float">
            <text:p>3,12</text:p>
          </table:table-cell>
          <table:table-cell table:formula="of:=VLOOKUP(MID([.C10];1;3);[$Conversion.$B$3:.$C$26];2;0)" office:value-type="string" office:string-value="Iota" calcext:value-type="string">
            <text:p>Iota</text:p>
          </table:table-cell>
          <table:table-cell table:formula="of:=VLOOKUP([.E10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0];&quot;_&quot;;[.K10]))" office:value-type="string" office:string-value="https://en.wikipedia.org/wiki/Iota_Ursae_Majoris" calcext:value-type="string">
            <text:p>https://en.wikipedia.org/wiki/Iota_Ursae_Majoris</text:p>
          </table:table-cell>
        </table:table-row>
        <table:table-row table:style-name="ro4">
          <table:table-cell office:value-type="float" office:value="1001802" calcext:value-type="float">
            <text:p>1001802</text:p>
          </table:table-cell>
          <table:table-cell office:value-type="float" office:value="46853" calcext:value-type="float">
            <text:p>46853</text:p>
          </table:table-cell>
          <table:table-cell office:value-type="string" calcext:value-type="string">
            <text:p>Th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547715" calcext:value-type="float">
            <text:p>9,547715</text:p>
          </table:table-cell>
          <table:table-cell office:value-type="float" office:value="51.6773" calcext:value-type="float">
            <text:p>51,6773</text:p>
          </table:table-cell>
          <table:table-cell office:value-type="float" office:value="3.17" calcext:value-type="float">
            <text:p>3,17</text:p>
          </table:table-cell>
          <table:table-cell table:formula="of:=VLOOKUP(MID([.C11];1;3);[$Conversion.$B$3:.$C$26];2;0)" office:value-type="string" office:string-value="Theta" calcext:value-type="string">
            <text:p>Theta</text:p>
          </table:table-cell>
          <table:table-cell table:formula="of:=VLOOKUP([.E11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1];&quot;_&quot;;[.K11]))" office:value-type="string" office:string-value="https://en.wikipedia.org/wiki/Theta_Ursae_Majoris" calcext:value-type="string">
            <text:p>https://en.wikipedia.org/wiki/Theta_Ursae_Majoris</text:p>
          </table:table-cell>
        </table:table-row>
        <table:table-row table:style-name="ro4">
          <table:table-cell office:value-type="float" office:value="1254749" calcext:value-type="float">
            <text:p>1254749</text:p>
          </table:table-cell>
          <table:table-cell office:value-type="float" office:value="59774" calcext:value-type="float">
            <text:p>59774</text:p>
          </table:table-cell>
          <table:table-cell office:value-type="string" calcext:value-type="string">
            <text:p>De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Megrez</text:p>
          </table:table-cell>
          <table:table-cell office:value-type="float" office:value="12.257086" calcext:value-type="float">
            <text:p>12,257086</text:p>
          </table:table-cell>
          <table:table-cell office:value-type="float" office:value="57.032617" calcext:value-type="float">
            <text:p>57,032617</text:p>
          </table:table-cell>
          <table:table-cell office:value-type="float" office:value="3.32" calcext:value-type="float">
            <text:p>3,32</text:p>
          </table:table-cell>
          <table:table-cell table:formula="of:=VLOOKUP(MID([.C12];1;3);[$Conversion.$B$3:.$C$26];2;0)" office:value-type="string" office:string-value="Delta" calcext:value-type="string">
            <text:p>Delta</text:p>
          </table:table-cell>
          <table:table-cell table:formula="of:=VLOOKUP([.E12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2];&quot;_&quot;;[.K12]))" office:value-type="string" office:string-value="https://en.wikipedia.org/wiki/Delta_Ursae_Majoris" calcext:value-type="string">
            <text:p>https://en.wikipedia.org/wiki/Delta_Ursae_Majoris</text:p>
          </table:table-cell>
        </table:table-row>
        <table:table-row table:style-name="ro4">
          <table:table-cell office:value-type="float" office:value="882500" calcext:value-type="float">
            <text:p>882500</text:p>
          </table:table-cell>
          <table:table-cell office:value-type="float" office:value="41704" calcext:value-type="float">
            <text:p>41704</text:p>
          </table:table-cell>
          <table:table-cell office:value-type="string" calcext:value-type="string">
            <text:p>O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Muscida</text:p>
          </table:table-cell>
          <table:table-cell office:value-type="float" office:value="8.504431" calcext:value-type="float">
            <text:p>8,504431</text:p>
          </table:table-cell>
          <table:table-cell office:value-type="float" office:value="60.718169" calcext:value-type="float">
            <text:p>60,718169</text:p>
          </table:table-cell>
          <table:table-cell office:value-type="float" office:value="3.35" calcext:value-type="float">
            <text:p>3,35</text:p>
          </table:table-cell>
          <table:table-cell table:formula="of:=VLOOKUP(MID([.C13];1;3);[$Conversion.$B$3:.$C$26];2;0)" office:value-type="string" office:string-value="Omicron" calcext:value-type="string">
            <text:p>Omicron</text:p>
          </table:table-cell>
          <table:table-cell table:formula="of:=VLOOKUP([.E13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3];&quot;_&quot;;[.K13]))" office:value-type="string" office:string-value="https://en.wikipedia.org/wiki/Omicron_Ursae_Majoris" calcext:value-type="string">
            <text:p>https://en.wikipedia.org/wiki/Omicron_Ursae_Majoris</text:p>
          </table:table-cell>
        </table:table-row>
        <table:table-row table:style-name="ro4">
          <table:table-cell office:value-type="float" office:value="1078526" calcext:value-type="float">
            <text:p>1078526</text:p>
          </table:table-cell>
          <table:table-cell office:value-type="float" office:value="50372" calcext:value-type="float">
            <text:p>50372</text:p>
          </table:table-cell>
          <table:table-cell office:value-type="string" calcext:value-type="string">
            <text:p>La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Tania Borealis</text:p>
          </table:table-cell>
          <table:table-cell office:value-type="float" office:value="10.284952" calcext:value-type="float">
            <text:p>10,284952</text:p>
          </table:table-cell>
          <table:table-cell office:value-type="float" office:value="42.914365" calcext:value-type="float">
            <text:p>42,914365</text:p>
          </table:table-cell>
          <table:table-cell office:value-type="float" office:value="3.45" calcext:value-type="float">
            <text:p>3,45</text:p>
          </table:table-cell>
          <table:table-cell table:formula="of:=VLOOKUP(MID([.C14];1;3);[$Conversion.$B$3:.$C$26];2;0)" office:value-type="string" office:string-value="Lambda" calcext:value-type="string">
            <text:p>Lambda</text:p>
          </table:table-cell>
          <table:table-cell table:formula="of:=VLOOKUP([.E14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4];&quot;_&quot;;[.K14]))" office:value-type="string" office:string-value="https://en.wikipedia.org/wiki/Lambda_Ursae_Majoris" calcext:value-type="string">
            <text:p>https://en.wikipedia.org/wiki/Lambda_Ursae_Majoris</text:p>
          </table:table-cell>
        </table:table-row>
        <table:table-row table:style-name="ro4">
          <table:table-cell office:value-type="float" office:value="1176044" calcext:value-type="float">
            <text:p>1176044</text:p>
          </table:table-cell>
          <table:table-cell office:value-type="float" office:value="55219" calcext:value-type="float">
            <text:p>55219</text:p>
          </table:table-cell>
          <table:table-cell office:value-type="string" calcext:value-type="string">
            <text:p>N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lula Borealis</text:p>
          </table:table-cell>
          <table:table-cell office:value-type="float" office:value="11.30798248" calcext:value-type="float">
            <text:p>11,30798248</text:p>
          </table:table-cell>
          <table:table-cell office:value-type="float" office:value="33.09430465" calcext:value-type="float">
            <text:p>33,09430465</text:p>
          </table:table-cell>
          <table:table-cell office:value-type="float" office:value="3.49" calcext:value-type="float">
            <text:p>3,49</text:p>
          </table:table-cell>
          <table:table-cell table:formula="of:=VLOOKUP(MID([.C15];1;3);[$Conversion.$B$3:.$C$26];2;0)" office:value-type="string" office:string-value="Nu" calcext:value-type="string">
            <text:p>Nu</text:p>
          </table:table-cell>
          <table:table-cell table:formula="of:=VLOOKUP([.E15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5];&quot;_&quot;;[.K15]))" office:value-type="string" office:string-value="https://en.wikipedia.org/wiki/Nu_Ursae_Majoris" calcext:value-type="string">
            <text:p>https://en.wikipedia.org/wiki/Nu_Ursae_Majoris</text:p>
          </table:table-cell>
        </table:table-row>
        <table:table-row table:style-name="ro4">
          <table:table-cell office:value-type="float" office:value="949805" calcext:value-type="float">
            <text:p>949805</text:p>
          </table:table-cell>
          <table:table-cell office:value-type="float" office:value="44471" calcext:value-type="float">
            <text:p>44471</text:p>
          </table:table-cell>
          <table:table-cell office:value-type="string" calcext:value-type="string">
            <text:p>Ka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lkaphrah</text:p>
          </table:table-cell>
          <table:table-cell office:value-type="float" office:value="9.060427" calcext:value-type="float">
            <text:p>9,060427</text:p>
          </table:table-cell>
          <table:table-cell office:value-type="float" office:value="47.156525" calcext:value-type="float">
            <text:p>47,156525</text:p>
          </table:table-cell>
          <table:table-cell office:value-type="float" office:value="3.57" calcext:value-type="float">
            <text:p>3,57</text:p>
          </table:table-cell>
          <table:table-cell table:formula="of:=VLOOKUP(MID([.C16];1;3);[$Conversion.$B$3:.$C$26];2;0)" office:value-type="string" office:string-value="Kappa" calcext:value-type="string">
            <text:p>Kappa</text:p>
          </table:table-cell>
          <table:table-cell table:formula="of:=VLOOKUP([.E16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6];&quot;_&quot;;[.K16]))" office:value-type="string" office:string-value="https://en.wikipedia.org/wiki/Kappa_Ursae_Majoris" calcext:value-type="string">
            <text:p>https://en.wikipedia.org/wiki/Kappa_Ursae_Majoris</text:p>
          </table:table-cell>
        </table:table-row>
        <table:table-row table:style-name="ro4">
          <table:table-cell office:value-type="float" office:value="999529" calcext:value-type="float">
            <text:p>999529</text:p>
          </table:table-cell>
          <table:table-cell office:value-type="float" office:value="46733" calcext:value-type="float">
            <text:p>467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525453" calcext:value-type="float">
            <text:p>9,525453</text:p>
          </table:table-cell>
          <table:table-cell office:value-type="float" office:value="63.061861" calcext:value-type="float">
            <text:p>63,061861</text:p>
          </table:table-cell>
          <table:table-cell office:value-type="float" office:value="3.65" calcext:value-type="float">
            <text:p>3,65</text:p>
          </table:table-cell>
          <table:table-cell table:formula="of:=VLOOKUP(MID([.C17];1;3);[$Conversion.$B$3:.$C$26];2;0)" office:value-type="string" office:string-value="" calcext:value-type="error">
            <text:p>#N/D</text:p>
          </table:table-cell>
          <table:table-cell table:formula="of:=VLOOKUP([.E17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7];&quot;_&quot;;[.K17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213827" calcext:value-type="float">
            <text:p>1213827</text:p>
          </table:table-cell>
          <table:table-cell office:value-type="float" office:value="57399" calcext:value-type="float">
            <text:p>57399</text:p>
          </table:table-cell>
          <table:table-cell office:value-type="string" calcext:value-type="string">
            <text:p>Chi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Taiyangshou</text:p>
          </table:table-cell>
          <table:table-cell office:value-type="float" office:value="11.76750377" calcext:value-type="float">
            <text:p>11,76750377</text:p>
          </table:table-cell>
          <table:table-cell office:value-type="float" office:value="47.77940553" calcext:value-type="float">
            <text:p>47,77940553</text:p>
          </table:table-cell>
          <table:table-cell office:value-type="float" office:value="3.69" calcext:value-type="float">
            <text:p>3,69</text:p>
          </table:table-cell>
          <table:table-cell table:formula="of:=VLOOKUP(MID([.C18];1;3);[$Conversion.$B$3:.$C$26];2;0)" office:value-type="string" office:string-value="Chi" calcext:value-type="string">
            <text:p>Chi</text:p>
          </table:table-cell>
          <table:table-cell table:formula="of:=VLOOKUP([.E18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8];&quot;_&quot;;[.K18]))" office:value-type="string" office:string-value="https://en.wikipedia.org/wiki/Chi_Ursae_Majoris" calcext:value-type="string">
            <text:p>https://en.wikipedia.org/wiki/Chi_Ursae_Majoris</text:p>
          </table:table-cell>
        </table:table-row>
        <table:table-row table:style-name="ro4">
          <table:table-cell office:value-type="float" office:value="1033336" calcext:value-type="float">
            <text:p>1033336</text:p>
          </table:table-cell>
          <table:table-cell office:value-type="float" office:value="48319" calcext:value-type="float">
            <text:p>48319</text:p>
          </table:table-cell>
          <table:table-cell office:value-type="string" calcext:value-type="string">
            <text:p>Up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849867" calcext:value-type="float">
            <text:p>9,849867</text:p>
          </table:table-cell>
          <table:table-cell office:value-type="float" office:value="59.038735" calcext:value-type="float">
            <text:p>59,038735</text:p>
          </table:table-cell>
          <table:table-cell office:value-type="float" office:value="3.78" calcext:value-type="float">
            <text:p>3,78</text:p>
          </table:table-cell>
          <table:table-cell table:formula="of:=VLOOKUP(MID([.C19];1;3);[$Conversion.$B$3:.$C$26];2;0)" office:value-type="string" office:string-value="Upsilon" calcext:value-type="string">
            <text:p>Upsilon</text:p>
          </table:table-cell>
          <table:table-cell table:formula="of:=VLOOKUP([.E19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9];&quot;_&quot;;[.K19]))" office:value-type="string" office:string-value="https://en.wikipedia.org/wiki/Upsilon_Ursae_Majoris" calcext:value-type="string">
            <text:p>https://en.wikipedia.org/wiki/Upsilon_Ursae_Majoris</text:p>
          </table:table-cell>
        </table:table-row>
        <table:table-row table:style-name="ro4">
          <table:table-cell office:value-type="float" office:value="1345331" calcext:value-type="float">
            <text:p>1345331</text:p>
          </table:table-cell>
          <table:table-cell office:value-type="float" office:value="65477" calcext:value-type="float">
            <text:p>6547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lcor</text:p>
          </table:table-cell>
          <table:table-cell office:value-type="float" office:value="13.42042677" calcext:value-type="float">
            <text:p>13,42042677</text:p>
          </table:table-cell>
          <table:table-cell office:value-type="float" office:value="54.98795585" calcext:value-type="float">
            <text:p>54,98795585</text:p>
          </table:table-cell>
          <table:table-cell office:value-type="float" office:value="3.99" calcext:value-type="float">
            <text:p>3,99</text:p>
          </table:table-cell>
          <table:table-cell table:formula="of:=VLOOKUP(MID([.C20];1;3);[$Conversion.$B$3:.$C$26];2;0)" office:value-type="string" office:string-value="" calcext:value-type="error">
            <text:p>#N/D</text:p>
          </table:table-cell>
          <table:table-cell table:formula="of:=VLOOKUP([.E20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0];&quot;_&quot;;[.K20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75645" calcext:value-type="float">
            <text:p>1175645</text:p>
          </table:table-cell>
          <table:table-cell/>
          <table:table-cell office:value-type="string" calcext:value-type="string">
            <text:p>X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lula Australis</text:p>
          </table:table-cell>
          <table:table-cell office:value-type="float" office:value="11.30303213" calcext:value-type="float">
            <text:p>11,30303213</text:p>
          </table:table-cell>
          <table:table-cell office:value-type="float" office:value="31.52919433" calcext:value-type="float">
            <text:p>31,52919433</text:p>
          </table:table-cell>
          <table:table-cell office:value-type="float" office:value="4.33" calcext:value-type="float">
            <text:p>4,33</text:p>
          </table:table-cell>
          <table:table-cell table:formula="of:=VLOOKUP(MID([.C21];1;3);[$Conversion.$B$3:.$C$26];2;0)" office:value-type="string" office:string-value="Xi" calcext:value-type="string">
            <text:p>Xi</text:p>
          </table:table-cell>
          <table:table-cell table:formula="of:=VLOOKUP([.E21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1];&quot;_&quot;;[.K21]))" office:value-type="string" office:string-value="https://en.wikipedia.org/wiki/Xi_Ursae_Majoris" calcext:value-type="string">
            <text:p>https://en.wikipedia.org/wiki/Xi_Ursae_Majoris</text:p>
          </table:table-cell>
        </table:table-row>
        <table:table-row table:style-name="ro4">
          <table:table-cell office:value-type="float" office:value="959191" calcext:value-type="float">
            <text:p>959191</text:p>
          </table:table-cell>
          <table:table-cell office:value-type="float" office:value="44901" calcext:value-type="float">
            <text:p>449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147863" calcext:value-type="float">
            <text:p>9,147863</text:p>
          </table:table-cell>
          <table:table-cell office:value-type="float" office:value="51.604648" calcext:value-type="float">
            <text:p>51,604648</text:p>
          </table:table-cell>
          <table:table-cell office:value-type="float" office:value="4.46" calcext:value-type="float">
            <text:p>4,46</text:p>
          </table:table-cell>
          <table:table-cell table:formula="of:=VLOOKUP(MID([.C22];1;3);[$Conversion.$B$3:.$C$26];2;0)" office:value-type="string" office:string-value="" calcext:value-type="error">
            <text:p>#N/D</text:p>
          </table:table-cell>
          <table:table-cell table:formula="of:=VLOOKUP([.E22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2];&quot;_&quot;;[.K22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005266" calcext:value-type="float">
            <text:p>1005266</text:p>
          </table:table-cell>
          <table:table-cell office:value-type="float" office:value="47006" calcext:value-type="float">
            <text:p>4700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5803986" calcext:value-type="float">
            <text:p>9,5803986</text:p>
          </table:table-cell>
          <table:table-cell office:value-type="float" office:value="52.05147831" calcext:value-type="float">
            <text:p>52,05147831</text:p>
          </table:table-cell>
          <table:table-cell office:value-type="float" office:value="4.47" calcext:value-type="float">
            <text:p>4,47</text:p>
          </table:table-cell>
          <table:table-cell table:formula="of:=VLOOKUP(MID([.C23];1;3);[$Conversion.$B$3:.$C$26];2;0)" office:value-type="string" office:string-value="" calcext:value-type="error">
            <text:p>#N/D</text:p>
          </table:table-cell>
          <table:table-cell table:formula="of:=VLOOKUP([.E23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3];&quot;_&quot;;[.K23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004652" calcext:value-type="float">
            <text:p>1004652</text:p>
          </table:table-cell>
          <table:table-cell office:value-type="float" office:value="46977" calcext:value-type="float">
            <text:p>469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57468362" calcext:value-type="float">
            <text:p>9,57468362</text:p>
          </table:table-cell>
          <table:table-cell office:value-type="float" office:value="69.83034343" calcext:value-type="float">
            <text:p>69,83034343</text:p>
          </table:table-cell>
          <table:table-cell office:value-type="float" office:value="4.54" calcext:value-type="float">
            <text:p>4,54</text:p>
          </table:table-cell>
          <table:table-cell table:formula="of:=VLOOKUP(MID([.C24];1;3);[$Conversion.$B$3:.$C$26];2;0)" office:value-type="string" office:string-value="" calcext:value-type="error">
            <text:p>#N/D</text:p>
          </table:table-cell>
          <table:table-cell table:formula="of:=VLOOKUP([.E24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4];&quot;_&quot;;[.K24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035228" calcext:value-type="float">
            <text:p>1035228</text:p>
          </table:table-cell>
          <table:table-cell office:value-type="float" office:value="48402" calcext:value-type="float">
            <text:p>48402</text:p>
          </table:table-cell>
          <table:table-cell office:value-type="string" calcext:value-type="string">
            <text:p>Ph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86843369" calcext:value-type="float">
            <text:p>9,86843369</text:p>
          </table:table-cell>
          <table:table-cell office:value-type="float" office:value="54.06433787" calcext:value-type="float">
            <text:p>54,06433787</text:p>
          </table:table-cell>
          <table:table-cell office:value-type="float" office:value="4.55" calcext:value-type="float">
            <text:p>4,55</text:p>
          </table:table-cell>
          <table:table-cell table:formula="of:=VLOOKUP(MID([.C25];1;3);[$Conversion.$B$3:.$C$26];2;0)" office:value-type="string" office:string-value="Phi" calcext:value-type="string">
            <text:p>Phi</text:p>
          </table:table-cell>
          <table:table-cell table:formula="of:=VLOOKUP([.E25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5];&quot;_&quot;;[.K25]))" office:value-type="string" office:string-value="https://en.wikipedia.org/wiki/Phi_Ursae_Majoris" calcext:value-type="string">
            <text:p>https://en.wikipedia.org/wiki/Phi_Ursae_Majoris</text:p>
          </table:table-cell>
        </table:table-row>
        <table:table-row table:style-name="ro4">
          <table:table-cell office:value-type="float" office:value="904292" calcext:value-type="float">
            <text:p>904292</text:p>
          </table:table-cell>
          <table:table-cell office:value-type="float" office:value="42527" calcext:value-type="float">
            <text:p>42527</text:p>
          </table:table-cell>
          <table:table-cell office:value-type="string" calcext:value-type="string">
            <text:p>Pi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8.67022864" calcext:value-type="float">
            <text:p>8,67022864</text:p>
          </table:table-cell>
          <table:table-cell office:value-type="float" office:value="64.32793567" calcext:value-type="float">
            <text:p>64,32793567</text:p>
          </table:table-cell>
          <table:table-cell office:value-type="float" office:value="4.59" calcext:value-type="float">
            <text:p>4,59</text:p>
          </table:table-cell>
          <table:table-cell table:formula="of:=VLOOKUP(MID([.C26];1;3);[$Conversion.$B$3:.$C$26];2;0)" office:value-type="string" office:string-value="" calcext:value-type="error">
            <text:p>#N/D</text:p>
          </table:table-cell>
          <table:table-cell table:formula="of:=VLOOKUP([.E26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6];&quot;_&quot;;[.K26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367403" calcext:value-type="float">
            <text:p>1367403</text:p>
          </table:table-cell>
          <table:table-cell office:value-type="float" office:value="66738" calcext:value-type="float">
            <text:p>6673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3.67896466" calcext:value-type="float">
            <text:p>13,67896466</text:p>
          </table:table-cell>
          <table:table-cell office:value-type="float" office:value="54.68163243" calcext:value-type="float">
            <text:p>54,68163243</text:p>
          </table:table-cell>
          <table:table-cell office:value-type="float" office:value="4.63" calcext:value-type="float">
            <text:p>4,63</text:p>
          </table:table-cell>
          <table:table-cell table:formula="of:=VLOOKUP(MID([.C27];1;3);[$Conversion.$B$3:.$C$26];2;0)" office:value-type="string" office:string-value="" calcext:value-type="error">
            <text:p>#N/D</text:p>
          </table:table-cell>
          <table:table-cell table:formula="of:=VLOOKUP([.E27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7];&quot;_&quot;;[.K27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39281" calcext:value-type="float">
            <text:p>1139281</text:p>
          </table:table-cell>
          <table:table-cell office:value-type="float" office:value="53295" calcext:value-type="float">
            <text:p>53295</text:p>
          </table:table-cell>
          <table:table-cell office:value-type="string" calcext:value-type="string">
            <text:p>O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0.89965019" calcext:value-type="float">
            <text:p>10,89965019</text:p>
          </table:table-cell>
          <table:table-cell office:value-type="float" office:value="43.18995877" calcext:value-type="float">
            <text:p>43,18995877</text:p>
          </table:table-cell>
          <table:table-cell office:value-type="float" office:value="4.66" calcext:value-type="float">
            <text:p>4,66</text:p>
          </table:table-cell>
          <table:table-cell table:formula="of:=VLOOKUP(MID([.C28];1;3);[$Conversion.$B$3:.$C$26];2;0)" office:value-type="string" office:string-value="Omega" calcext:value-type="string">
            <text:p>Omega</text:p>
          </table:table-cell>
          <table:table-cell table:formula="of:=VLOOKUP([.E28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8];&quot;_&quot;;[.K28]))" office:value-type="string" office:string-value="https://en.wikipedia.org/wiki/Omega_Ursae_Majoris" calcext:value-type="string">
            <text:p>https://en.wikipedia.org/wiki/Omega_Ursae_Majoris</text:p>
          </table:table-cell>
        </table:table-row>
        <table:table-row table:style-name="ro4">
          <table:table-cell office:value-type="float" office:value="962956" calcext:value-type="float">
            <text:p>962956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Ta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18196046" calcext:value-type="float">
            <text:p>9,18196046</text:p>
          </table:table-cell>
          <table:table-cell office:value-type="float" office:value="63.51363249" calcext:value-type="float">
            <text:p>63,51363249</text:p>
          </table:table-cell>
          <table:table-cell office:value-type="float" office:value="4.67" calcext:value-type="float">
            <text:p>4,67</text:p>
          </table:table-cell>
          <table:table-cell table:formula="of:=VLOOKUP(MID([.C29];1;3);[$Conversion.$B$3:.$C$26];2;0)" office:value-type="string" office:string-value="Tau" calcext:value-type="string">
            <text:p>Tau</text:p>
          </table:table-cell>
          <table:table-cell table:formula="of:=VLOOKUP([.E29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9];&quot;_&quot;;[.K29]))" office:value-type="string" office:string-value="https://en.wikipedia.org/wiki/Tau_Ursae_Majoris" calcext:value-type="string">
            <text:p>https://en.wikipedia.org/wiki/Tau_Ursae_Majoris</text:p>
          </table:table-cell>
        </table:table-row>
        <table:table-row table:style-name="ro4">
          <table:table-cell office:value-type="float" office:value="1105870" calcext:value-type="float">
            <text:p>1105870</text:p>
          </table:table-cell>
          <table:table-cell office:value-type="float" office:value="51658" calcext:value-type="float">
            <text:p>51658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0.55385806" calcext:value-type="float">
            <text:p>10,55385806</text:p>
          </table:table-cell>
          <table:table-cell office:value-type="float" office:value="40.42555611" calcext:value-type="float">
            <text:p>40,42555611</text:p>
          </table:table-cell>
          <table:table-cell office:value-type="float" office:value="4.72" calcext:value-type="float">
            <text:p>4,72</text:p>
          </table:table-cell>
          <table:table-cell table:formula="of:=VLOOKUP(MID([.C30];1;3);[$Conversion.$B$3:.$C$26];2;0)" office:value-type="string" office:string-value="" calcext:value-type="error">
            <text:p>#N/D</text:p>
          </table:table-cell>
          <table:table-cell table:formula="of:=VLOOKUP([.E30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0];&quot;_&quot;;[.K30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947855" calcext:value-type="float">
            <text:p>947855</text:p>
          </table:table-cell>
          <table:table-cell office:value-type="float" office:value="44390" calcext:value-type="float">
            <text:p>44390</text:p>
          </table:table-cell>
          <table:table-cell office:value-type="string" calcext:value-type="string">
            <text:p>Rh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04241466" calcext:value-type="float">
            <text:p>9,04241466</text:p>
          </table:table-cell>
          <table:table-cell office:value-type="float" office:value="67.62961701" calcext:value-type="float">
            <text:p>67,62961701</text:p>
          </table:table-cell>
          <table:table-cell office:value-type="float" office:value="4.74" calcext:value-type="float">
            <text:p>4,74</text:p>
          </table:table-cell>
          <table:table-cell table:formula="of:=VLOOKUP(MID([.C31];1;3);[$Conversion.$B$3:.$C$26];2;0)" office:value-type="string" office:string-value="Rho" calcext:value-type="string">
            <text:p>Rho</text:p>
          </table:table-cell>
          <table:table-cell table:formula="of:=VLOOKUP([.E31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1];&quot;_&quot;;[.K31]))" office:value-type="string" office:string-value="https://en.wikipedia.org/wiki/Rho_Ursae_Majoris" calcext:value-type="string">
            <text:p>https://en.wikipedia.org/wiki/Rho_Ursae_Majoris</text:p>
          </table:table-cell>
        </table:table-row>
        <table:table-row table:style-name="ro4">
          <table:table-cell office:value-type="float" office:value="1176942" calcext:value-type="float">
            <text:p>1176942</text:p>
          </table:table-cell>
          <table:table-cell office:value-type="float" office:value="55266" calcext:value-type="float">
            <text:p>5526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1.318864" calcext:value-type="float">
            <text:p>11,318864</text:p>
          </table:table-cell>
          <table:table-cell office:value-type="float" office:value="38.185557" calcext:value-type="float">
            <text:p>38,185557</text:p>
          </table:table-cell>
          <table:table-cell office:value-type="float" office:value="4.76" calcext:value-type="float">
            <text:p>4,76</text:p>
          </table:table-cell>
          <table:table-cell table:formula="of:=VLOOKUP(MID([.C32];1;3);[$Conversion.$B$3:.$C$26];2;0)" office:value-type="string" office:string-value="" calcext:value-type="error">
            <text:p>#N/D</text:p>
          </table:table-cell>
          <table:table-cell table:formula="of:=VLOOKUP([.E32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2];&quot;_&quot;;[.K32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961971" calcext:value-type="float">
            <text:p>961971</text:p>
          </table:table-cell>
          <table:table-cell office:value-type="float" office:value="45038" calcext:value-type="float">
            <text:p>45038</text:p>
          </table:table-cell>
          <table:table-cell office:value-type="string" calcext:value-type="string">
            <text:p>Sig-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17320497" calcext:value-type="float">
            <text:p>9,17320497</text:p>
          </table:table-cell>
          <table:table-cell office:value-type="float" office:value="67.13400723" calcext:value-type="float">
            <text:p>67,13400723</text:p>
          </table:table-cell>
          <table:table-cell office:value-type="float" office:value="4.8" calcext:value-type="float">
            <text:p>4,8</text:p>
          </table:table-cell>
          <table:table-cell table:formula="of:=VLOOKUP(MID([.C33];1;3);[$Conversion.$B$3:.$C$26];2;0)" office:value-type="string" office:string-value="Sigma" calcext:value-type="string">
            <text:p>Sigma</text:p>
          </table:table-cell>
          <table:table-cell table:formula="of:=VLOOKUP([.E33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3];&quot;_&quot;;[.K33]))" office:value-type="string" office:string-value="https://en.wikipedia.org/wiki/Sigma_Ursae_Majoris" calcext:value-type="string">
            <text:p>https://en.wikipedia.org/wiki/Sigma_Ursae_Majoris</text:p>
          </table:table-cell>
        </table:table-row>
        <table:table-row table:style-name="ro4">
          <table:table-cell office:value-type="float" office:value="972303" calcext:value-type="float">
            <text:p>972303</text:p>
          </table:table-cell>
          <table:table-cell office:value-type="float" office:value="45493" calcext:value-type="float">
            <text:p>454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26981358" calcext:value-type="float">
            <text:p>9,26981358</text:p>
          </table:table-cell>
          <table:table-cell office:value-type="float" office:value="54.02185653" calcext:value-type="float">
            <text:p>54,02185653</text:p>
          </table:table-cell>
          <table:table-cell office:value-type="float" office:value="4.8" calcext:value-type="float">
            <text:p>4,8</text:p>
          </table:table-cell>
          <table:table-cell table:formula="of:=VLOOKUP(MID([.C34];1;3);[$Conversion.$B$3:.$C$26];2;0)" office:value-type="string" office:string-value="" calcext:value-type="error">
            <text:p>#N/D</text:p>
          </table:table-cell>
          <table:table-cell table:formula="of:=VLOOKUP([.E34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4];&quot;_&quot;;[.K34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75646" calcext:value-type="float">
            <text:p>1175646</text:p>
          </table:table-cell>
          <table:table-cell/>
          <table:table-cell office:value-type="string" calcext:value-type="string">
            <text:p>X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1.30303213" calcext:value-type="float">
            <text:p>11,30303213</text:p>
          </table:table-cell>
          <table:table-cell office:value-type="float" office:value="31.52919433" calcext:value-type="float">
            <text:p>31,52919433</text:p>
          </table:table-cell>
          <table:table-cell office:value-type="float" office:value="4.8" calcext:value-type="float">
            <text:p>4,8</text:p>
          </table:table-cell>
          <table:table-cell table:formula="of:=VLOOKUP(MID([.C35];1;3);[$Conversion.$B$3:.$C$26];2;0)" office:value-type="string" office:string-value="Xi" calcext:value-type="string">
            <text:p>Xi</text:p>
          </table:table-cell>
          <table:table-cell table:formula="of:=VLOOKUP([.E35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5];&quot;_&quot;;[.K35]))" office:value-type="string" office:string-value="https://en.wikipedia.org/wiki/Xi_Ursae_Majoris" calcext:value-type="string">
            <text:p>https://en.wikipedia.org/wiki/Xi_Ursae_Majoris</text:p>
          </table:table-cell>
        </table:table-row>
        <table:table-row table:style-name="ro4">
          <table:table-cell office:value-type="float" office:value="1101652" calcext:value-type="float">
            <text:p>1101652</text:p>
          </table:table-cell>
          <table:table-cell office:value-type="float" office:value="51459" calcext:value-type="float">
            <text:p>5145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0.51043859" calcext:value-type="float">
            <text:p>10,51043859</text:p>
          </table:table-cell>
          <table:table-cell office:value-type="float" office:value="55.98053929" calcext:value-type="float">
            <text:p>55,98053929</text:p>
          </table:table-cell>
          <table:table-cell office:value-type="float" office:value="4.82" calcext:value-type="float">
            <text:p>4,82</text:p>
          </table:table-cell>
          <table:table-cell table:formula="of:=VLOOKUP(MID([.C36];1;3);[$Conversion.$B$3:.$C$26];2;0)" office:value-type="string" office:string-value="" calcext:value-type="error">
            <text:p>#N/D</text:p>
          </table:table-cell>
          <table:table-cell table:formula="of:=VLOOKUP([.E36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6];&quot;_&quot;;[.K36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313286" calcext:value-type="float">
            <text:p>1313286</text:p>
          </table:table-cell>
          <table:table-cell office:value-type="float" office:value="63503" calcext:value-type="float">
            <text:p>6350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3.012125" calcext:value-type="float">
            <text:p>13,012125</text:p>
          </table:table-cell>
          <table:table-cell office:value-type="float" office:value="56.366338" calcext:value-type="float">
            <text:p>56,366338</text:p>
          </table:table-cell>
          <table:table-cell office:value-type="float" office:value="4.93" calcext:value-type="float">
            <text:p>4,93</text:p>
          </table:table-cell>
          <table:table-cell table:formula="of:=VLOOKUP(MID([.C37];1;3);[$Conversion.$B$3:.$C$26];2;0)" office:value-type="string" office:string-value="" calcext:value-type="error">
            <text:p>#N/D</text:p>
          </table:table-cell>
          <table:table-cell table:formula="of:=VLOOKUP([.E37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7];&quot;_&quot;;[.K37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090591" calcext:value-type="float">
            <text:p>1090591</text:p>
          </table:table-cell>
          <table:table-cell office:value-type="float" office:value="50933" calcext:value-type="float">
            <text:p>50933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0.40217942" calcext:value-type="float">
            <text:p>10,40217942</text:p>
          </table:table-cell>
          <table:table-cell office:value-type="float" office:value="65.56642121" calcext:value-type="float">
            <text:p>65,56642121</text:p>
          </table:table-cell>
          <table:table-cell office:value-type="float" office:value="4.94" calcext:value-type="float">
            <text:p>4,94</text:p>
          </table:table-cell>
          <table:table-cell table:formula="of:=VLOOKUP(MID([.C38];1;3);[$Conversion.$B$3:.$C$26];2;0)" office:value-type="string" office:string-value="" calcext:value-type="error">
            <text:p>#N/D</text:p>
          </table:table-cell>
          <table:table-cell table:formula="of:=VLOOKUP([.E38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8];&quot;_&quot;;[.K38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81969" calcext:value-type="float">
            <text:p>1181969</text:p>
          </table:table-cell>
          <table:table-cell office:value-type="float" office:value="55560" calcext:value-type="float">
            <text:p>5556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1.38044019" calcext:value-type="float">
            <text:p>11,38044019</text:p>
          </table:table-cell>
          <table:table-cell office:value-type="float" office:value="43.48270463" calcext:value-type="float">
            <text:p>43,48270463</text:p>
          </table:table-cell>
          <table:table-cell office:value-type="float" office:value="4.99" calcext:value-type="float">
            <text:p>4,99</text:p>
          </table:table-cell>
          <table:table-cell table:formula="of:=VLOOKUP(MID([.C39];1;3);[$Conversion.$B$3:.$C$26];2;0)" office:value-type="string" office:string-value="" calcext:value-type="error">
            <text:p>#N/D</text:p>
          </table:table-cell>
          <table:table-cell table:formula="of:=VLOOKUP([.E39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9];&quot;_&quot;;[.K39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22084" calcext:value-type="float">
            <text:p>1122084</text:p>
          </table:table-cell>
          <table:table-cell office:value-type="float" office:value="52425" calcext:value-type="float">
            <text:p>52425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0.71778814" calcext:value-type="float">
            <text:p>10,71778814</text:p>
          </table:table-cell>
          <table:table-cell office:value-type="float" office:value="69.07621341" calcext:value-type="float">
            <text:p>69,07621341</text:p>
          </table:table-cell>
          <table:table-cell office:value-type="float" office:value="5.01" calcext:value-type="float">
            <text:p>5,01</text:p>
          </table:table-cell>
          <table:table-cell table:formula="of:=VLOOKUP(MID([.C40];1;3);[$Conversion.$B$3:.$C$26];2;0)" office:value-type="string" office:string-value="" calcext:value-type="error">
            <text:p>#N/D</text:p>
          </table:table-cell>
          <table:table-cell table:formula="of:=VLOOKUP([.E40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40];&quot;_&quot;;[.K40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42032" calcext:value-type="float">
            <text:p>1142032</text:p>
          </table:table-cell>
          <table:table-cell office:value-type="float" office:value="53426" calcext:value-type="float">
            <text:p>5342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0.92899562" calcext:value-type="float">
            <text:p>10,92899562</text:p>
          </table:table-cell>
          <table:table-cell office:value-type="float" office:value="33.5069282" calcext:value-type="float">
            <text:p>33,5069282</text:p>
          </table:table-cell>
          <table:table-cell office:value-type="float" office:value="5.02" calcext:value-type="float">
            <text:p>5,02</text:p>
          </table:table-cell>
          <table:table-cell table:formula="of:=VLOOKUP(MID([.C41];1;3);[$Conversion.$B$3:.$C$26];2;0)" office:value-type="string" office:string-value="" calcext:value-type="error">
            <text:p>#N/D</text:p>
          </table:table-cell>
          <table:table-cell table:formula="of:=VLOOKUP([.E41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41];&quot;_&quot;;[.K41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47773" calcext:value-type="float">
            <text:p>1147773</text:p>
          </table:table-cell>
          <table:table-cell office:value-type="float" office:value="53721" calcext:value-type="float">
            <text:p>5372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Chalawan</text:p>
          </table:table-cell>
          <table:table-cell office:value-type="float" office:value="10.99110354" calcext:value-type="float">
            <text:p>10,99110354</text:p>
          </table:table-cell>
          <table:table-cell office:value-type="float" office:value="40.43026" calcext:value-type="float">
            <text:p>40,43026</text:p>
          </table:table-cell>
          <table:table-cell office:value-type="float" office:value="5.03" calcext:value-type="float">
            <text:p>5,03</text:p>
          </table:table-cell>
          <table:table-cell table:formula="of:=VLOOKUP(MID([.C42];1;3);[$Conversion.$B$3:.$C$26];2;0)" office:value-type="string" office:string-value="" calcext:value-type="error">
            <text:p>#N/D</text:p>
          </table:table-cell>
          <table:table-cell table:formula="of:=VLOOKUP([.E42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42];&quot;_&quot;;[.K42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49956" calcext:value-type="float">
            <text:p>1149956</text:p>
          </table:table-cell>
          <table:table-cell office:value-type="float" office:value="53838" calcext:value-type="float">
            <text:p>5383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1.01400648" calcext:value-type="float">
            <text:p>11,01400648</text:p>
          </table:table-cell>
          <table:table-cell office:value-type="float" office:value="39.21208797" calcext:value-type="float">
            <text:p>39,21208797</text:p>
          </table:table-cell>
          <table:table-cell office:value-type="float" office:value="5.06" calcext:value-type="float">
            <text:p>5,06</text:p>
          </table:table-cell>
          <table:table-cell table:formula="of:=VLOOKUP(MID([.C43];1;3);[$Conversion.$B$3:.$C$26];2;0)" office:value-type="string" office:string-value="" calcext:value-type="error">
            <text:p>#N/D</text:p>
          </table:table-cell>
          <table:table-cell table:formula="of:=VLOOKUP([.E43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43];&quot;_&quot;;[.K43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029091" calcext:value-type="float">
            <text:p>1029091</text:p>
          </table:table-cell>
          <table:table-cell office:value-type="float" office:value="48113" calcext:value-type="float">
            <text:p>48113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9.80982547" calcext:value-type="float">
            <text:p>9,80982547</text:p>
          </table:table-cell>
          <table:table-cell office:value-type="float" office:value="46.0210054" calcext:value-type="float">
            <text:p>46,0210054</text:p>
          </table:table-cell>
          <table:table-cell office:value-type="float" office:value="5.08" calcext:value-type="float">
            <text:p>5,08</text:p>
          </table:table-cell>
          <table:table-cell table:formula="of:=VLOOKUP(MID([.C44];1;3);[$Conversion.$B$3:.$C$26];2;0)" office:value-type="string" office:string-value="" calcext:value-type="error">
            <text:p>#N/D</text:p>
          </table:table-cell>
          <table:table-cell table:formula="of:=VLOOKUP([.E44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44];&quot;_&quot;;[.K44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025486" calcext:value-type="float">
            <text:p>1025486</text:p>
          </table:table-cell>
          <table:table-cell office:value-type="float" office:value="47965" calcext:value-type="float">
            <text:p>47965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9.77546234" calcext:value-type="float">
            <text:p>9,77546234</text:p>
          </table:table-cell>
          <table:table-cell office:value-type="float" office:value="57.12807191" calcext:value-type="float">
            <text:p>57,12807191</text:p>
          </table:table-cell>
          <table:table-cell office:value-type="float" office:value="5.09" calcext:value-type="float">
            <text:p>5,09</text:p>
          </table:table-cell>
          <table:table-cell table:formula="of:=VLOOKUP(MID([.C45];1;3);[$Conversion.$B$3:.$C$26];2;0)" office:value-type="string" office:string-value="" calcext:value-type="error">
            <text:p>#N/D</text:p>
          </table:table-cell>
          <table:table-cell table:formula="of:=VLOOKUP([.E45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45];&quot;_&quot;;[.K45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20269" calcext:value-type="float">
            <text:p>1120269</text:p>
          </table:table-cell>
          <table:table-cell office:value-type="float" office:value="52353" calcext:value-type="float">
            <text:p>5235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0.69904104" calcext:value-type="float">
            <text:p>10,69904104</text:p>
          </table:table-cell>
          <table:table-cell office:value-type="float" office:value="65.71628508" calcext:value-type="float">
            <text:p>65,71628508</text:p>
          </table:table-cell>
          <table:table-cell office:value-type="float" office:value="5.12" calcext:value-type="float">
            <text:p>5,12</text:p>
          </table:table-cell>
          <table:table-cell table:formula="of:=VLOOKUP(MID([.C46];1;3);[$Conversion.$B$3:.$C$26];2;0)" office:value-type="string" office:string-value="" calcext:value-type="error">
            <text:p>#N/D</text:p>
          </table:table-cell>
          <table:table-cell table:formula="of:=VLOOKUP([.E46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46];&quot;_&quot;;[.K46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38624" calcext:value-type="float">
            <text:p>1138624</text:p>
          </table:table-cell>
          <table:table-cell office:value-type="float" office:value="53261" calcext:value-type="float">
            <text:p>5326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0.89290375" calcext:value-type="float">
            <text:p>10,89290375</text:p>
          </table:table-cell>
          <table:table-cell office:value-type="float" office:value="54.58512957" calcext:value-type="float">
            <text:p>54,58512957</text:p>
          </table:table-cell>
          <table:table-cell office:value-type="float" office:value="5.12" calcext:value-type="float">
            <text:p>5,12</text:p>
          </table:table-cell>
          <table:table-cell table:formula="of:=VLOOKUP(MID([.C47];1;3);[$Conversion.$B$3:.$C$26];2;0)" office:value-type="string" office:string-value="" calcext:value-type="error">
            <text:p>#N/D</text:p>
          </table:table-cell>
          <table:table-cell table:formula="of:=VLOOKUP([.E47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47];&quot;_&quot;;[.K47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958347" calcext:value-type="float">
            <text:p>958347</text:p>
          </table:table-cell>
          <table:table-cell office:value-type="float" office:value="44857" calcext:value-type="float">
            <text:p>44857</text:p>
          </table:table-cell>
          <table:table-cell office:value-type="string" calcext:value-type="string">
            <text:p>Sig-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13986132" calcext:value-type="float">
            <text:p>9,13986132</text:p>
          </table:table-cell>
          <table:table-cell office:value-type="float" office:value="66.87323708" calcext:value-type="float">
            <text:p>66,87323708</text:p>
          </table:table-cell>
          <table:table-cell office:value-type="float" office:value="5.15" calcext:value-type="float">
            <text:p>5,15</text:p>
          </table:table-cell>
          <table:table-cell table:formula="of:=VLOOKUP(MID([.C48];1;3);[$Conversion.$B$3:.$C$26];2;0)" office:value-type="string" office:string-value="Sigma" calcext:value-type="string">
            <text:p>Sigma</text:p>
          </table:table-cell>
          <table:table-cell table:formula="of:=VLOOKUP([.E48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48];&quot;_&quot;;[.K48]))" office:value-type="string" office:string-value="https://en.wikipedia.org/wiki/Sigma_Ursae_Majoris" calcext:value-type="string">
            <text:p>https://en.wikipedia.org/wiki/Sigma_Ursae_Majoris</text:p>
          </table:table-cell>
        </table:table-row>
        <table:table-row table:style-name="ro4">
          <table:table-cell office:value-type="float" office:value="1019283" calcext:value-type="float">
            <text:p>1019283</text:p>
          </table:table-cell>
          <table:table-cell office:value-type="float" office:value="47654" calcext:value-type="float">
            <text:p>4765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71588529" calcext:value-type="float">
            <text:p>9,71588529</text:p>
          </table:table-cell>
          <table:table-cell office:value-type="float" office:value="72.25262039" calcext:value-type="float">
            <text:p>72,25262039</text:p>
          </table:table-cell>
          <table:table-cell office:value-type="float" office:value="5.15" calcext:value-type="float">
            <text:p>5,15</text:p>
          </table:table-cell>
          <table:table-cell table:formula="of:=VLOOKUP(MID([.C49];1;3);[$Conversion.$B$3:.$C$26];2;0)" office:value-type="string" office:string-value="" calcext:value-type="error">
            <text:p>#N/D</text:p>
          </table:table-cell>
          <table:table-cell table:formula="of:=VLOOKUP([.E49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49];&quot;_&quot;;[.K49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09095" calcext:value-type="float">
            <text:p>1109095</text:p>
          </table:table-cell>
          <table:table-cell office:value-type="float" office:value="51814" calcext:value-type="float">
            <text:p>5181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0.586017" calcext:value-type="float">
            <text:p>10,586017</text:p>
          </table:table-cell>
          <table:table-cell office:value-type="float" office:value="57.082637" calcext:value-type="float">
            <text:p>57,082637</text:p>
          </table:table-cell>
          <table:table-cell office:value-type="float" office:value="5.16" calcext:value-type="float">
            <text:p>5,16</text:p>
          </table:table-cell>
          <table:table-cell table:formula="of:=VLOOKUP(MID([.C50];1;3);[$Conversion.$B$3:.$C$26];2;0)" office:value-type="string" office:string-value="" calcext:value-type="error">
            <text:p>#N/D</text:p>
          </table:table-cell>
          <table:table-cell table:formula="of:=VLOOKUP([.E50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50];&quot;_&quot;;[.K50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969003" calcext:value-type="float">
            <text:p>969003</text:p>
          </table:table-cell>
          <table:table-cell office:value-type="float" office:value="45333" calcext:value-type="float">
            <text:p>45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23903853" calcext:value-type="float">
            <text:p>9,23903853</text:p>
          </table:table-cell>
          <table:table-cell office:value-type="float" office:value="61.42331982" calcext:value-type="float">
            <text:p>61,42331982</text:p>
          </table:table-cell>
          <table:table-cell office:value-type="float" office:value="5.18" calcext:value-type="float">
            <text:p>5,18</text:p>
          </table:table-cell>
          <table:table-cell table:formula="of:=VLOOKUP(MID([.C51];1;3);[$Conversion.$B$3:.$C$26];2;0)" office:value-type="string" office:string-value="" calcext:value-type="error">
            <text:p>#N/D</text:p>
          </table:table-cell>
          <table:table-cell table:formula="of:=VLOOKUP([.E51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51];&quot;_&quot;;[.K51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22878" calcext:value-type="float">
            <text:p>1122878</text:p>
          </table:table-cell>
          <table:table-cell office:value-type="float" office:value="52469" calcext:value-type="float">
            <text:p>52469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0.72580263" calcext:value-type="float">
            <text:p>10,72580263</text:p>
          </table:table-cell>
          <table:table-cell office:value-type="float" office:value="46.2038717" calcext:value-type="float">
            <text:p>46,2038717</text:p>
          </table:table-cell>
          <table:table-cell office:value-type="float" office:value="5.18" calcext:value-type="float">
            <text:p>5,18</text:p>
          </table:table-cell>
          <table:table-cell table:formula="of:=VLOOKUP(MID([.C52];1;3);[$Conversion.$B$3:.$C$26];2;0)" office:value-type="string" office:string-value="" calcext:value-type="error">
            <text:p>#N/D</text:p>
          </table:table-cell>
          <table:table-cell table:formula="of:=VLOOKUP([.E52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52];&quot;_&quot;;[.K52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236593" calcext:value-type="float">
            <text:p>1236593</text:p>
          </table:table-cell>
          <table:table-cell office:value-type="float" office:value="58684" calcext:value-type="float">
            <text:p>5868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2.03522274" calcext:value-type="float">
            <text:p>12,03522274</text:p>
          </table:table-cell>
          <table:table-cell office:value-type="float" office:value="43.04564026" calcext:value-type="float">
            <text:p>43,04564026</text:p>
          </table:table-cell>
          <table:table-cell office:value-type="float" office:value="5.22" calcext:value-type="float">
            <text:p>5,22</text:p>
          </table:table-cell>
          <table:table-cell table:formula="of:=VLOOKUP(MID([.C53];1;3);[$Conversion.$B$3:.$C$26];2;0)" office:value-type="string" office:string-value="" calcext:value-type="error">
            <text:p>#N/D</text:p>
          </table:table-cell>
          <table:table-cell table:formula="of:=VLOOKUP([.E53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53];&quot;_&quot;;[.K53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041503" calcext:value-type="float">
            <text:p>1041503</text:p>
          </table:table-cell>
          <table:table-cell office:value-type="float" office:value="48682" calcext:value-type="float">
            <text:p>4868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92861184" calcext:value-type="float">
            <text:p>9,92861184</text:p>
          </table:table-cell>
          <table:table-cell office:value-type="float" office:value="49.81984578" calcext:value-type="float">
            <text:p>49,81984578</text:p>
          </table:table-cell>
          <table:table-cell office:value-type="float" office:value="5.27" calcext:value-type="float">
            <text:p>5,27</text:p>
          </table:table-cell>
          <table:table-cell table:formula="of:=VLOOKUP(MID([.C54];1;3);[$Conversion.$B$3:.$C$26];2;0)" office:value-type="string" office:string-value="" calcext:value-type="error">
            <text:p>#N/D</text:p>
          </table:table-cell>
          <table:table-cell table:formula="of:=VLOOKUP([.E54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54];&quot;_&quot;;[.K54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215064" calcext:value-type="float">
            <text:p>1215064</text:p>
          </table:table-cell>
          <table:table-cell office:value-type="float" office:value="57477" calcext:value-type="float">
            <text:p>57477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1.78211741" calcext:value-type="float">
            <text:p>11,78211741</text:p>
          </table:table-cell>
          <table:table-cell office:value-type="float" office:value="55.62819024" calcext:value-type="float">
            <text:p>55,62819024</text:p>
          </table:table-cell>
          <table:table-cell office:value-type="float" office:value="5.27" calcext:value-type="float">
            <text:p>5,27</text:p>
          </table:table-cell>
          <table:table-cell table:formula="of:=VLOOKUP(MID([.C55];1;3);[$Conversion.$B$3:.$C$26];2;0)" office:value-type="string" office:string-value="" calcext:value-type="error">
            <text:p>#N/D</text:p>
          </table:table-cell>
          <table:table-cell table:formula="of:=VLOOKUP([.E55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55];&quot;_&quot;;[.K55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971668" calcext:value-type="float">
            <text:p>971668</text:p>
          </table:table-cell>
          <table:table-cell office:value-type="float" office:value="45455" calcext:value-type="float">
            <text:p>454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2638287" calcext:value-type="float">
            <text:p>9,2638287</text:p>
          </table:table-cell>
          <table:table-cell office:value-type="float" office:value="56.74140732" calcext:value-type="float">
            <text:p>56,74140732</text:p>
          </table:table-cell>
          <table:table-cell office:value-type="float" office:value="5.28" calcext:value-type="float">
            <text:p>5,28</text:p>
          </table:table-cell>
          <table:table-cell table:formula="of:=VLOOKUP(MID([.C56];1;3);[$Conversion.$B$3:.$C$26];2;0)" office:value-type="string" office:string-value="" calcext:value-type="error">
            <text:p>#N/D</text:p>
          </table:table-cell>
          <table:table-cell table:formula="of:=VLOOKUP([.E56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56];&quot;_&quot;;[.K56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90648" calcext:value-type="float">
            <text:p>1190648</text:p>
          </table:table-cell>
          <table:table-cell office:value-type="float" office:value="56034" calcext:value-type="float">
            <text:p>5603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1.48447824" calcext:value-type="float">
            <text:p>11,48447824</text:p>
          </table:table-cell>
          <table:table-cell office:value-type="float" office:value="39.33697101" calcext:value-type="float">
            <text:p>39,33697101</text:p>
          </table:table-cell>
          <table:table-cell office:value-type="float" office:value="5.3" calcext:value-type="float">
            <text:p>5,3</text:p>
          </table:table-cell>
          <table:table-cell table:formula="of:=VLOOKUP(MID([.C57];1;3);[$Conversion.$B$3:.$C$26];2;0)" office:value-type="string" office:string-value="" calcext:value-type="error">
            <text:p>#N/D</text:p>
          </table:table-cell>
          <table:table-cell table:formula="of:=VLOOKUP([.E57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57];&quot;_&quot;;[.K57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206933" calcext:value-type="float">
            <text:p>1206933</text:p>
          </table:table-cell>
          <table:table-cell office:value-type="float" office:value="56997" calcext:value-type="float">
            <text:p>5699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1.68417117" calcext:value-type="float">
            <text:p>11,68417117</text:p>
          </table:table-cell>
          <table:table-cell office:value-type="float" office:value="34.20163504" calcext:value-type="float">
            <text:p>34,20163504</text:p>
          </table:table-cell>
          <table:table-cell office:value-type="float" office:value="5.31" calcext:value-type="float">
            <text:p>5,31</text:p>
          </table:table-cell>
          <table:table-cell table:formula="of:=VLOOKUP(MID([.C58];1;3);[$Conversion.$B$3:.$C$26];2;0)" office:value-type="string" office:string-value="" calcext:value-type="error">
            <text:p>#N/D</text:p>
          </table:table-cell>
          <table:table-cell table:formula="of:=VLOOKUP([.E58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58];&quot;_&quot;;[.K58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840749" calcext:value-type="float">
            <text:p>840749</text:p>
          </table:table-cell>
          <table:table-cell office:value-type="float" office:value="40215" calcext:value-type="float">
            <text:p>40215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8.21355189" calcext:value-type="float">
            <text:p>8,21355189</text:p>
          </table:table-cell>
          <table:table-cell office:value-type="float" office:value="68.47406976" calcext:value-type="float">
            <text:p>68,47406976</text:p>
          </table:table-cell>
          <table:table-cell office:value-type="float" office:value="5.34" calcext:value-type="float">
            <text:p>5,34</text:p>
          </table:table-cell>
          <table:table-cell table:formula="of:=VLOOKUP(MID([.C59];1;3);[$Conversion.$B$3:.$C$26];2;0)" office:value-type="string" office:string-value="" calcext:value-type="error">
            <text:p>#N/D</text:p>
          </table:table-cell>
          <table:table-cell table:formula="of:=VLOOKUP([.E59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59];&quot;_&quot;;[.K59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273899" calcext:value-type="float">
            <text:p>1273899</text:p>
          </table:table-cell>
          <table:table-cell office:value-type="float" office:value="60978" calcext:value-type="float">
            <text:p>6097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2.49925838" calcext:value-type="float">
            <text:p>12,49925838</text:p>
          </table:table-cell>
          <table:table-cell office:value-type="float" office:value="58.40574408" calcext:value-type="float">
            <text:p>58,40574408</text:p>
          </table:table-cell>
          <table:table-cell office:value-type="float" office:value="5.37" calcext:value-type="float">
            <text:p>5,37</text:p>
          </table:table-cell>
          <table:table-cell table:formula="of:=VLOOKUP(MID([.C60];1;3);[$Conversion.$B$3:.$C$26];2;0)" office:value-type="string" office:string-value="" calcext:value-type="error">
            <text:p>#N/D</text:p>
          </table:table-cell>
          <table:table-cell table:formula="of:=VLOOKUP([.E60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60];&quot;_&quot;;[.K60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994523" calcext:value-type="float">
            <text:p>994523</text:p>
          </table:table-cell>
          <table:table-cell office:value-type="float" office:value="46471" calcext:value-type="float">
            <text:p>46471</text:p>
          </table:table-cell>
          <table:table-cell table:number-columns-repeated="2"/>
          <table:table-cell office:value-type="string" calcext:value-type="string">
            <text:p>UMa</text:p>
          </table:table-cell>
          <table:table-cell office:value-type="string" calcext:value-type="string">
            <text:p>Intercrus</text:p>
          </table:table-cell>
          <table:table-cell office:value-type="float" office:value="9.47777513" calcext:value-type="float">
            <text:p>9,47777513</text:p>
          </table:table-cell>
          <table:table-cell office:value-type="float" office:value="45.60148152" calcext:value-type="float">
            <text:p>45,60148152</text:p>
          </table:table-cell>
          <table:table-cell office:value-type="float" office:value="5.4" calcext:value-type="float">
            <text:p>5,4</text:p>
          </table:table-cell>
          <table:table-cell table:formula="of:=VLOOKUP(MID([.C61];1;3);[$Conversion.$B$3:.$C$26];2;0)" office:value-type="string" office:string-value="" calcext:value-type="error">
            <text:p>#N/D</text:p>
          </table:table-cell>
          <table:table-cell table:formula="of:=VLOOKUP([.E61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61];&quot;_&quot;;[.K61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349884" calcext:value-type="float">
            <text:p>1349884</text:p>
          </table:table-cell>
          <table:table-cell office:value-type="float" office:value="65728" calcext:value-type="float">
            <text:p>65728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3.47419093" calcext:value-type="float">
            <text:p>13,47419093</text:p>
          </table:table-cell>
          <table:table-cell office:value-type="float" office:value="59.94578626" calcext:value-type="float">
            <text:p>59,94578626</text:p>
          </table:table-cell>
          <table:table-cell office:value-type="float" office:value="5.4" calcext:value-type="float">
            <text:p>5,4</text:p>
          </table:table-cell>
          <table:table-cell table:formula="of:=VLOOKUP(MID([.C62];1;3);[$Conversion.$B$3:.$C$26];2;0)" office:value-type="string" office:string-value="" calcext:value-type="error">
            <text:p>#N/D</text:p>
          </table:table-cell>
          <table:table-cell table:formula="of:=VLOOKUP([.E62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62];&quot;_&quot;;[.K62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95182" calcext:value-type="float">
            <text:p>1195182</text:p>
          </table:table-cell>
          <table:table-cell office:value-type="float" office:value="56290" calcext:value-type="float">
            <text:p>56290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1.539097" calcext:value-type="float">
            <text:p>11,539097</text:p>
          </table:table-cell>
          <table:table-cell office:value-type="float" office:value="61.08252" calcext:value-type="float">
            <text:p>61,08252</text:p>
          </table:table-cell>
          <table:table-cell office:value-type="float" office:value="5.46" calcext:value-type="float">
            <text:p>5,46</text:p>
          </table:table-cell>
          <table:table-cell table:formula="of:=VLOOKUP(MID([.C63];1;3);[$Conversion.$B$3:.$C$26];2;0)" office:value-type="string" office:string-value="" calcext:value-type="error">
            <text:p>#N/D</text:p>
          </table:table-cell>
          <table:table-cell table:formula="of:=VLOOKUP([.E63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63];&quot;_&quot;;[.K63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365638" calcext:value-type="float">
            <text:p>1365638</text:p>
          </table:table-cell>
          <table:table-cell office:value-type="float" office:value="66634" calcext:value-type="float">
            <text:p>6663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3.65845829" calcext:value-type="float">
            <text:p>13,65845829</text:p>
          </table:table-cell>
          <table:table-cell office:value-type="float" office:value="52.92120313" calcext:value-type="float">
            <text:p>52,92120313</text:p>
          </table:table-cell>
          <table:table-cell office:value-type="float" office:value="5.46" calcext:value-type="float">
            <text:p>5,46</text:p>
          </table:table-cell>
          <table:table-cell table:formula="of:=VLOOKUP(MID([.C64];1;3);[$Conversion.$B$3:.$C$26];2;0)" office:value-type="string" office:string-value="" calcext:value-type="error">
            <text:p>#N/D</text:p>
          </table:table-cell>
          <table:table-cell table:formula="of:=VLOOKUP([.E64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64];&quot;_&quot;;[.K64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892004" calcext:value-type="float">
            <text:p>892004</text:p>
          </table:table-cell>
          <table:table-cell office:value-type="float" office:value="42080" calcext:value-type="float">
            <text:p>420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8.57669887" calcext:value-type="float">
            <text:p>8,57669887</text:p>
          </table:table-cell>
          <table:table-cell office:value-type="float" office:value="65.14512876" calcext:value-type="float">
            <text:p>65,14512876</text:p>
          </table:table-cell>
          <table:table-cell office:value-type="float" office:value="5.47" calcext:value-type="float">
            <text:p>5,47</text:p>
          </table:table-cell>
          <table:table-cell table:formula="of:=VLOOKUP(MID([.C65];1;3);[$Conversion.$B$3:.$C$26];2;0)" office:value-type="string" office:string-value="" calcext:value-type="error">
            <text:p>#N/D</text:p>
          </table:table-cell>
          <table:table-cell table:formula="of:=VLOOKUP([.E65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65];&quot;_&quot;;[.K65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49015" calcext:value-type="float">
            <text:p>1149015</text:p>
          </table:table-cell>
          <table:table-cell office:value-type="float" office:value="53781" calcext:value-type="float">
            <text:p>53781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1.00408462" calcext:value-type="float">
            <text:p>11,00408462</text:p>
          </table:table-cell>
          <table:table-cell office:value-type="float" office:value="45.52627463" calcext:value-type="float">
            <text:p>45,52627463</text:p>
          </table:table-cell>
          <table:table-cell office:value-type="float" office:value="5.47" calcext:value-type="float">
            <text:p>5,47</text:p>
          </table:table-cell>
          <table:table-cell table:formula="of:=VLOOKUP(MID([.C66];1;3);[$Conversion.$B$3:.$C$26];2;0)" office:value-type="string" office:string-value="" calcext:value-type="error">
            <text:p>#N/D</text:p>
          </table:table-cell>
          <table:table-cell table:formula="of:=VLOOKUP([.E66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66];&quot;_&quot;;[.K66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953000" calcext:value-type="float">
            <text:p>953000</text:p>
          </table:table-cell>
          <table:table-cell office:value-type="float" office:value="44613" calcext:value-type="float">
            <text:p>44613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9.09002632" calcext:value-type="float">
            <text:p>9,09002632</text:p>
          </table:table-cell>
          <table:table-cell office:value-type="float" office:value="48.53031945" calcext:value-type="float">
            <text:p>48,53031945</text:p>
          </table:table-cell>
          <table:table-cell office:value-type="float" office:value="5.48" calcext:value-type="float">
            <text:p>5,48</text:p>
          </table:table-cell>
          <table:table-cell table:formula="of:=VLOOKUP(MID([.C67];1;3);[$Conversion.$B$3:.$C$26];2;0)" office:value-type="string" office:string-value="" calcext:value-type="error">
            <text:p>#N/D</text:p>
          </table:table-cell>
          <table:table-cell table:formula="of:=VLOOKUP([.E67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67];&quot;_&quot;;[.K67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048655" calcext:value-type="float">
            <text:p>1048655</text:p>
          </table:table-cell>
          <table:table-cell office:value-type="float" office:value="49005" calcext:value-type="float">
            <text:p>49005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9.99769051" calcext:value-type="float">
            <text:p>9,99769051</text:p>
          </table:table-cell>
          <table:table-cell office:value-type="float" office:value="56.81180806" calcext:value-type="float">
            <text:p>56,81180806</text:p>
          </table:table-cell>
          <table:table-cell office:value-type="float" office:value="5.5" calcext:value-type="float">
            <text:p>5,5</text:p>
          </table:table-cell>
          <table:table-cell table:formula="of:=VLOOKUP(MID([.C68];1;3);[$Conversion.$B$3:.$C$26];2;0)" office:value-type="string" office:string-value="" calcext:value-type="error">
            <text:p>#N/D</text:p>
          </table:table-cell>
          <table:table-cell table:formula="of:=VLOOKUP([.E68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68];&quot;_&quot;;[.K68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261995" calcext:value-type="float">
            <text:p>1261995</text:p>
          </table:table-cell>
          <table:table-cell office:value-type="float" office:value="60212" calcext:value-type="float">
            <text:p>6021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2.34746705" calcext:value-type="float">
            <text:p>12,34746705</text:p>
          </table:table-cell>
          <table:table-cell office:value-type="float" office:value="57.8641199" calcext:value-type="float">
            <text:p>57,8641199</text:p>
          </table:table-cell>
          <table:table-cell office:value-type="float" office:value="5.54" calcext:value-type="float">
            <text:p>5,54</text:p>
          </table:table-cell>
          <table:table-cell table:formula="of:=VLOOKUP(MID([.C69];1;3);[$Conversion.$B$3:.$C$26];2;0)" office:value-type="string" office:string-value="" calcext:value-type="error">
            <text:p>#N/D</text:p>
          </table:table-cell>
          <table:table-cell table:formula="of:=VLOOKUP([.E69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69];&quot;_&quot;;[.K69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15683" calcext:value-type="float">
            <text:p>1115683</text:p>
          </table:table-cell>
          <table:table-cell office:value-type="float" office:value="52136" calcext:value-type="float">
            <text:p>52136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0.65157104" calcext:value-type="float">
            <text:p>10,65157104</text:p>
          </table:table-cell>
          <table:table-cell office:value-type="float" office:value="53.66829936" calcext:value-type="float">
            <text:p>53,66829936</text:p>
          </table:table-cell>
          <table:table-cell office:value-type="float" office:value="5.55" calcext:value-type="float">
            <text:p>5,55</text:p>
          </table:table-cell>
          <table:table-cell table:formula="of:=VLOOKUP(MID([.C70];1;3);[$Conversion.$B$3:.$C$26];2;0)" office:value-type="string" office:string-value="" calcext:value-type="error">
            <text:p>#N/D</text:p>
          </table:table-cell>
          <table:table-cell table:formula="of:=VLOOKUP([.E70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70];&quot;_&quot;;[.K70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203248" calcext:value-type="float">
            <text:p>1203248</text:p>
          </table:table-cell>
          <table:table-cell office:value-type="float" office:value="56770" calcext:value-type="float">
            <text:p>5677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1.63904726" calcext:value-type="float">
            <text:p>11,63904726</text:p>
          </table:table-cell>
          <table:table-cell office:value-type="float" office:value="43.62543102" calcext:value-type="float">
            <text:p>43,62543102</text:p>
          </table:table-cell>
          <table:table-cell office:value-type="float" office:value="5.56" calcext:value-type="float">
            <text:p>5,56</text:p>
          </table:table-cell>
          <table:table-cell table:formula="of:=VLOOKUP(MID([.C71];1;3);[$Conversion.$B$3:.$C$26];2;0)" office:value-type="string" office:string-value="" calcext:value-type="error">
            <text:p>#N/D</text:p>
          </table:table-cell>
          <table:table-cell table:formula="of:=VLOOKUP([.E71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71];&quot;_&quot;;[.K71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937298" calcext:value-type="float">
            <text:p>937298</text:p>
          </table:table-cell>
          <table:table-cell office:value-type="float" office:value="43903" calcext:value-type="float">
            <text:p>4390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8.94373443" calcext:value-type="float">
            <text:p>8,94373443</text:p>
          </table:table-cell>
          <table:table-cell office:value-type="float" office:value="64.60381873" calcext:value-type="float">
            <text:p>64,60381873</text:p>
          </table:table-cell>
          <table:table-cell office:value-type="float" office:value="5.57" calcext:value-type="float">
            <text:p>5,57</text:p>
          </table:table-cell>
          <table:table-cell table:formula="of:=VLOOKUP(MID([.C72];1;3);[$Conversion.$B$3:.$C$26];2;0)" office:value-type="string" office:string-value="" calcext:value-type="error">
            <text:p>#N/D</text:p>
          </table:table-cell>
          <table:table-cell table:formula="of:=VLOOKUP([.E72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72];&quot;_&quot;;[.K72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35118" calcext:value-type="float">
            <text:p>1135118</text:p>
          </table:table-cell>
          <table:table-cell office:value-type="float" office:value="53064" calcext:value-type="float">
            <text:p>5306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0.8565896" calcext:value-type="float">
            <text:p>10,8565896</text:p>
          </table:table-cell>
          <table:table-cell office:value-type="float" office:value="59.32012323" calcext:value-type="float">
            <text:p>59,32012323</text:p>
          </table:table-cell>
          <table:table-cell office:value-type="float" office:value="5.57" calcext:value-type="float">
            <text:p>5,57</text:p>
          </table:table-cell>
          <table:table-cell table:formula="of:=VLOOKUP(MID([.C73];1;3);[$Conversion.$B$3:.$C$26];2;0)" office:value-type="string" office:string-value="" calcext:value-type="error">
            <text:p>#N/D</text:p>
          </table:table-cell>
          <table:table-cell table:formula="of:=VLOOKUP([.E73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73];&quot;_&quot;;[.K73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236006" calcext:value-type="float">
            <text:p>1236006</text:p>
          </table:table-cell>
          <table:table-cell office:value-type="float" office:value="58654" calcext:value-type="float">
            <text:p>58654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2.02763026" calcext:value-type="float">
            <text:p>12,02763026</text:p>
          </table:table-cell>
          <table:table-cell office:value-type="float" office:value="36.04208124" calcext:value-type="float">
            <text:p>36,04208124</text:p>
          </table:table-cell>
          <table:table-cell office:value-type="float" office:value="5.59" calcext:value-type="float">
            <text:p>5,59</text:p>
          </table:table-cell>
          <table:table-cell table:formula="of:=VLOOKUP(MID([.C74];1;3);[$Conversion.$B$3:.$C$26];2;0)" office:value-type="string" office:string-value="" calcext:value-type="error">
            <text:p>#N/D</text:p>
          </table:table-cell>
          <table:table-cell table:formula="of:=VLOOKUP([.E74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74];&quot;_&quot;;[.K74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357966" calcext:value-type="float">
            <text:p>1357966</text:p>
          </table:table-cell>
          <table:table-cell office:value-type="float" office:value="66198" calcext:value-type="float">
            <text:p>6619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3.568698" calcext:value-type="float">
            <text:p>13,568698</text:p>
          </table:table-cell>
          <table:table-cell office:value-type="float" office:value="55.348434" calcext:value-type="float">
            <text:p>55,348434</text:p>
          </table:table-cell>
          <table:table-cell office:value-type="float" office:value="5.6" calcext:value-type="float">
            <text:p>5,6</text:p>
          </table:table-cell>
          <table:table-cell table:formula="of:=VLOOKUP(MID([.C75];1;3);[$Conversion.$B$3:.$C$26];2;0)" office:value-type="string" office:string-value="" calcext:value-type="error">
            <text:p>#N/D</text:p>
          </table:table-cell>
          <table:table-cell table:formula="of:=VLOOKUP([.E75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75];&quot;_&quot;;[.K75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902132" calcext:value-type="float">
            <text:p>902132</text:p>
          </table:table-cell>
          <table:table-cell office:value-type="float" office:value="42438" calcext:value-type="float">
            <text:p>42438</text:p>
          </table:table-cell>
          <table:table-cell office:value-type="string" calcext:value-type="string">
            <text:p>Pi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8.65325065" calcext:value-type="float">
            <text:p>8,65325065</text:p>
          </table:table-cell>
          <table:table-cell office:value-type="float" office:value="65.02090742" calcext:value-type="float">
            <text:p>65,02090742</text:p>
          </table:table-cell>
          <table:table-cell office:value-type="float" office:value="5.63" calcext:value-type="float">
            <text:p>5,63</text:p>
          </table:table-cell>
          <table:table-cell table:formula="of:=VLOOKUP(MID([.C76];1;3);[$Conversion.$B$3:.$C$26];2;0)" office:value-type="string" office:string-value="" calcext:value-type="error">
            <text:p>#N/D</text:p>
          </table:table-cell>
          <table:table-cell table:formula="of:=VLOOKUP([.E76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76];&quot;_&quot;;[.K76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98866" calcext:value-type="float">
            <text:p>1198866</text:p>
          </table:table-cell>
          <table:table-cell office:value-type="float" office:value="56510" calcext:value-type="float">
            <text:p>56510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1.58469557" calcext:value-type="float">
            <text:p>11,58469557</text:p>
          </table:table-cell>
          <table:table-cell office:value-type="float" office:value="54.78539485" calcext:value-type="float">
            <text:p>54,78539485</text:p>
          </table:table-cell>
          <table:table-cell office:value-type="float" office:value="5.63" calcext:value-type="float">
            <text:p>5,63</text:p>
          </table:table-cell>
          <table:table-cell table:formula="of:=VLOOKUP(MID([.C77];1;3);[$Conversion.$B$3:.$C$26];2;0)" office:value-type="string" office:string-value="" calcext:value-type="error">
            <text:p>#N/D</text:p>
          </table:table-cell>
          <table:table-cell table:formula="of:=VLOOKUP([.E77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77];&quot;_&quot;;[.K77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900364" calcext:value-type="float">
            <text:p>900364</text:p>
          </table:table-cell>
          <table:table-cell office:value-type="float" office:value="42372" calcext:value-type="float">
            <text:p>42372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8.63949591" calcext:value-type="float">
            <text:p>8,63949591</text:p>
          </table:table-cell>
          <table:table-cell office:value-type="float" office:value="53.401544" calcext:value-type="float">
            <text:p>53,401544</text:p>
          </table:table-cell>
          <table:table-cell office:value-type="float" office:value="5.66" calcext:value-type="float">
            <text:p>5,66</text:p>
          </table:table-cell>
          <table:table-cell table:formula="of:=VLOOKUP(MID([.C78];1;3);[$Conversion.$B$3:.$C$26];2;0)" office:value-type="string" office:string-value="" calcext:value-type="error">
            <text:p>#N/D</text:p>
          </table:table-cell>
          <table:table-cell table:formula="of:=VLOOKUP([.E78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78];&quot;_&quot;;[.K78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34784" calcext:value-type="float">
            <text:p>1134784</text:p>
          </table:table-cell>
          <table:table-cell office:value-type="float" office:value="53043" calcext:value-type="float">
            <text:p>5304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0.85305887" calcext:value-type="float">
            <text:p>10,85305887</text:p>
          </table:table-cell>
          <table:table-cell office:value-type="float" office:value="56.58224731" calcext:value-type="float">
            <text:p>56,58224731</text:p>
          </table:table-cell>
          <table:table-cell office:value-type="float" office:value="5.66" calcext:value-type="float">
            <text:p>5,66</text:p>
          </table:table-cell>
          <table:table-cell table:formula="of:=VLOOKUP(MID([.C79];1;3);[$Conversion.$B$3:.$C$26];2;0)" office:value-type="string" office:string-value="" calcext:value-type="error">
            <text:p>#N/D</text:p>
          </table:table-cell>
          <table:table-cell table:formula="of:=VLOOKUP([.E79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79];&quot;_&quot;;[.K79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270956" calcext:value-type="float">
            <text:p>1270956</text:p>
          </table:table-cell>
          <table:table-cell office:value-type="float" office:value="60795" calcext:value-type="float">
            <text:p>6079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2.45975058" calcext:value-type="float">
            <text:p>12,45975058</text:p>
          </table:table-cell>
          <table:table-cell office:value-type="float" office:value="55.71272234" calcext:value-type="float">
            <text:p>55,71272234</text:p>
          </table:table-cell>
          <table:table-cell office:value-type="float" office:value="5.68" calcext:value-type="float">
            <text:p>5,68</text:p>
          </table:table-cell>
          <table:table-cell table:formula="of:=VLOOKUP(MID([.C80];1;3);[$Conversion.$B$3:.$C$26];2;0)" office:value-type="string" office:string-value="" calcext:value-type="error">
            <text:p>#N/D</text:p>
          </table:table-cell>
          <table:table-cell table:formula="of:=VLOOKUP([.E80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80];&quot;_&quot;;[.K80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375735" calcext:value-type="float">
            <text:p>1375735</text:p>
          </table:table-cell>
          <table:table-cell office:value-type="float" office:value="67231" calcext:value-type="float">
            <text:p>6723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3.77657208" calcext:value-type="float">
            <text:p>13,77657208</text:p>
          </table:table-cell>
          <table:table-cell office:value-type="float" office:value="54.43268734" calcext:value-type="float">
            <text:p>54,43268734</text:p>
          </table:table-cell>
          <table:table-cell office:value-type="float" office:value="5.68" calcext:value-type="float">
            <text:p>5,68</text:p>
          </table:table-cell>
          <table:table-cell table:formula="of:=VLOOKUP(MID([.C81];1;3);[$Conversion.$B$3:.$C$26];2;0)" office:value-type="string" office:string-value="" calcext:value-type="error">
            <text:p>#N/D</text:p>
          </table:table-cell>
          <table:table-cell table:formula="of:=VLOOKUP([.E81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81];&quot;_&quot;;[.K81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386069" calcext:value-type="float">
            <text:p>1386069</text:p>
          </table:table-cell>
          <table:table-cell office:value-type="float" office:value="67848" calcext:value-type="float">
            <text:p>6784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3.89750389" calcext:value-type="float">
            <text:p>13,89750389</text:p>
          </table:table-cell>
          <table:table-cell office:value-type="float" office:value="53.72867699" calcext:value-type="float">
            <text:p>53,72867699</text:p>
          </table:table-cell>
          <table:table-cell office:value-type="float" office:value="5.7" calcext:value-type="float">
            <text:p>5,7</text:p>
          </table:table-cell>
          <table:table-cell table:formula="of:=VLOOKUP(MID([.C82];1;3);[$Conversion.$B$3:.$C$26];2;0)" office:value-type="string" office:string-value="" calcext:value-type="error">
            <text:p>#N/D</text:p>
          </table:table-cell>
          <table:table-cell table:formula="of:=VLOOKUP([.E82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82];&quot;_&quot;;[.K82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056889" calcext:value-type="float">
            <text:p>1056889</text:p>
          </table:table-cell>
          <table:table-cell office:value-type="float" office:value="49363" calcext:value-type="float">
            <text:p>49363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0.07675647" calcext:value-type="float">
            <text:p>10,07675647</text:p>
          </table:table-cell>
          <table:table-cell office:value-type="float" office:value="53.89171643" calcext:value-type="float">
            <text:p>53,89171643</text:p>
          </table:table-cell>
          <table:table-cell office:value-type="float" office:value="5.71" calcext:value-type="float">
            <text:p>5,71</text:p>
          </table:table-cell>
          <table:table-cell table:formula="of:=VLOOKUP(MID([.C83];1;3);[$Conversion.$B$3:.$C$26];2;0)" office:value-type="string" office:string-value="" calcext:value-type="error">
            <text:p>#N/D</text:p>
          </table:table-cell>
          <table:table-cell table:formula="of:=VLOOKUP([.E83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83];&quot;_&quot;;[.K83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62957" calcext:value-type="float">
            <text:p>1162957</text:p>
          </table:table-cell>
          <table:table-cell office:value-type="float" office:value="54522" calcext:value-type="float">
            <text:p>54522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1.15530021" calcext:value-type="float">
            <text:p>11,15530021</text:p>
          </table:table-cell>
          <table:table-cell office:value-type="float" office:value="36.30938179" calcext:value-type="float">
            <text:p>36,30938179</text:p>
          </table:table-cell>
          <table:table-cell office:value-type="float" office:value="5.71" calcext:value-type="float">
            <text:p>5,71</text:p>
          </table:table-cell>
          <table:table-cell table:formula="of:=VLOOKUP(MID([.C84];1;3);[$Conversion.$B$3:.$C$26];2;0)" office:value-type="string" office:string-value="" calcext:value-type="error">
            <text:p>#N/D</text:p>
          </table:table-cell>
          <table:table-cell table:formula="of:=VLOOKUP([.E84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84];&quot;_&quot;;[.K84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931173" calcext:value-type="float">
            <text:p>931173</text:p>
          </table:table-cell>
          <table:table-cell office:value-type="float" office:value="43644" calcext:value-type="float">
            <text:p>4364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8.88959978" calcext:value-type="float">
            <text:p>8,88959978</text:p>
          </table:table-cell>
          <table:table-cell office:value-type="float" office:value="61.96226887" calcext:value-type="float">
            <text:p>61,96226887</text:p>
          </table:table-cell>
          <table:table-cell office:value-type="float" office:value="5.72" calcext:value-type="float">
            <text:p>5,72</text:p>
          </table:table-cell>
          <table:table-cell table:formula="of:=VLOOKUP(MID([.C85];1;3);[$Conversion.$B$3:.$C$26];2;0)" office:value-type="string" office:string-value="" calcext:value-type="error">
            <text:p>#N/D</text:p>
          </table:table-cell>
          <table:table-cell table:formula="of:=VLOOKUP([.E85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85];&quot;_&quot;;[.K85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018066" calcext:value-type="float">
            <text:p>1018066</text:p>
          </table:table-cell>
          <table:table-cell office:value-type="float" office:value="47594" calcext:value-type="float">
            <text:p>47594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9.70411762" calcext:value-type="float">
            <text:p>9,70411762</text:p>
          </table:table-cell>
          <table:table-cell office:value-type="float" office:value="69.23753894" calcext:value-type="float">
            <text:p>69,23753894</text:p>
          </table:table-cell>
          <table:table-cell office:value-type="float" office:value="5.72" calcext:value-type="float">
            <text:p>5,72</text:p>
          </table:table-cell>
          <table:table-cell table:formula="of:=VLOOKUP(MID([.C86];1;3);[$Conversion.$B$3:.$C$26];2;0)" office:value-type="string" office:string-value="" calcext:value-type="error">
            <text:p>#N/D</text:p>
          </table:table-cell>
          <table:table-cell table:formula="of:=VLOOKUP([.E86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86];&quot;_&quot;;[.K86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856700" calcext:value-type="float">
            <text:p>856700</text:p>
          </table:table-cell>
          <table:table-cell office:value-type="float" office:value="40772" calcext:value-type="float">
            <text:p>40772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8.32143341" calcext:value-type="float">
            <text:p>8,32143341</text:p>
          </table:table-cell>
          <table:table-cell office:value-type="float" office:value="62.50716317" calcext:value-type="float">
            <text:p>62,50716317</text:p>
          </table:table-cell>
          <table:table-cell office:value-type="float" office:value="5.73" calcext:value-type="float">
            <text:p>5,73</text:p>
          </table:table-cell>
          <table:table-cell table:formula="of:=VLOOKUP(MID([.C87];1;3);[$Conversion.$B$3:.$C$26];2;0)" office:value-type="string" office:string-value="" calcext:value-type="error">
            <text:p>#N/D</text:p>
          </table:table-cell>
          <table:table-cell table:formula="of:=VLOOKUP([.E87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87];&quot;_&quot;;[.K87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087238" calcext:value-type="float">
            <text:p>1087238</text:p>
          </table:table-cell>
          <table:table-cell office:value-type="float" office:value="50786" calcext:value-type="float">
            <text:p>50786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0.36960092" calcext:value-type="float">
            <text:p>10,36960092</text:p>
          </table:table-cell>
          <table:table-cell office:value-type="float" office:value="41.22953015" calcext:value-type="float">
            <text:p>41,22953015</text:p>
          </table:table-cell>
          <table:table-cell office:value-type="float" office:value="5.73" calcext:value-type="float">
            <text:p>5,73</text:p>
          </table:table-cell>
          <table:table-cell table:formula="of:=VLOOKUP(MID([.C88];1;3);[$Conversion.$B$3:.$C$26];2;0)" office:value-type="string" office:string-value="" calcext:value-type="error">
            <text:p>#N/D</text:p>
          </table:table-cell>
          <table:table-cell table:formula="of:=VLOOKUP([.E88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88];&quot;_&quot;;[.K88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40855" calcext:value-type="float">
            <text:p>1140855</text:p>
          </table:table-cell>
          <table:table-cell office:value-type="float" office:value="53377" calcext:value-type="float">
            <text:p>53377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0.91616145" calcext:value-type="float">
            <text:p>10,91616145</text:p>
          </table:table-cell>
          <table:table-cell office:value-type="float" office:value="34.03479819" calcext:value-type="float">
            <text:p>34,03479819</text:p>
          </table:table-cell>
          <table:table-cell office:value-type="float" office:value="5.73" calcext:value-type="float">
            <text:p>5,73</text:p>
          </table:table-cell>
          <table:table-cell table:formula="of:=VLOOKUP(MID([.C89];1;3);[$Conversion.$B$3:.$C$26];2;0)" office:value-type="string" office:string-value="" calcext:value-type="error">
            <text:p>#N/D</text:p>
          </table:table-cell>
          <table:table-cell table:formula="of:=VLOOKUP([.E89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89];&quot;_&quot;;[.K89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86270" calcext:value-type="float">
            <text:p>1186270</text:p>
          </table:table-cell>
          <table:table-cell office:value-type="float" office:value="55797" calcext:value-type="float">
            <text:p>55797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1.43253044" calcext:value-type="float">
            <text:p>11,43253044</text:p>
          </table:table-cell>
          <table:table-cell office:value-type="float" office:value="55.85045902" calcext:value-type="float">
            <text:p>55,85045902</text:p>
          </table:table-cell>
          <table:table-cell office:value-type="float" office:value="5.73" calcext:value-type="float">
            <text:p>5,73</text:p>
          </table:table-cell>
          <table:table-cell table:formula="of:=VLOOKUP(MID([.C90];1;3);[$Conversion.$B$3:.$C$26];2;0)" office:value-type="string" office:string-value="" calcext:value-type="error">
            <text:p>#N/D</text:p>
          </table:table-cell>
          <table:table-cell table:formula="of:=VLOOKUP([.E90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90];&quot;_&quot;;[.K90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207613" calcext:value-type="float">
            <text:p>1207613</text:p>
          </table:table-cell>
          <table:table-cell office:value-type="float" office:value="57029" calcext:value-type="float">
            <text:p>5702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1.69284956" calcext:value-type="float">
            <text:p>11,69284956</text:p>
          </table:table-cell>
          <table:table-cell office:value-type="float" office:value="31.74605669" calcext:value-type="float">
            <text:p>31,74605669</text:p>
          </table:table-cell>
          <table:table-cell office:value-type="float" office:value="5.73" calcext:value-type="float">
            <text:p>5,73</text:p>
          </table:table-cell>
          <table:table-cell table:formula="of:=VLOOKUP(MID([.C91];1;3);[$Conversion.$B$3:.$C$26];2;0)" office:value-type="string" office:string-value="" calcext:value-type="error">
            <text:p>#N/D</text:p>
          </table:table-cell>
          <table:table-cell table:formula="of:=VLOOKUP([.E91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91];&quot;_&quot;;[.K91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218888" calcext:value-type="float">
            <text:p>1218888</text:p>
          </table:table-cell>
          <table:table-cell office:value-type="float" office:value="57670" calcext:value-type="float">
            <text:p>57670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1.82825399" calcext:value-type="float">
            <text:p>11,82825399</text:p>
          </table:table-cell>
          <table:table-cell office:value-type="float" office:value="34.93175522" calcext:value-type="float">
            <text:p>34,93175522</text:p>
          </table:table-cell>
          <table:table-cell office:value-type="float" office:value="5.73" calcext:value-type="float">
            <text:p>5,73</text:p>
          </table:table-cell>
          <table:table-cell table:formula="of:=VLOOKUP(MID([.C92];1;3);[$Conversion.$B$3:.$C$26];2;0)" office:value-type="string" office:string-value="" calcext:value-type="error">
            <text:p>#N/D</text:p>
          </table:table-cell>
          <table:table-cell table:formula="of:=VLOOKUP([.E92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92];&quot;_&quot;;[.K92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950515" calcext:value-type="float">
            <text:p>950515</text:p>
          </table:table-cell>
          <table:table-cell office:value-type="float" office:value="44504" calcext:value-type="float">
            <text:p>44504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9.06677842" calcext:value-type="float">
            <text:p>9,06677842</text:p>
          </table:table-cell>
          <table:table-cell office:value-type="float" office:value="54.28388565" calcext:value-type="float">
            <text:p>54,28388565</text:p>
          </table:table-cell>
          <table:table-cell office:value-type="float" office:value="5.74" calcext:value-type="float">
            <text:p>5,74</text:p>
          </table:table-cell>
          <table:table-cell table:formula="of:=VLOOKUP(MID([.C93];1;3);[$Conversion.$B$3:.$C$26];2;0)" office:value-type="string" office:string-value="" calcext:value-type="error">
            <text:p>#N/D</text:p>
          </table:table-cell>
          <table:table-cell table:formula="of:=VLOOKUP([.E93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93];&quot;_&quot;;[.K93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080094" calcext:value-type="float">
            <text:p>1080094</text:p>
          </table:table-cell>
          <table:table-cell office:value-type="float" office:value="50448" calcext:value-type="float">
            <text:p>5044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0.30056338" calcext:value-type="float">
            <text:p>10,30056338</text:p>
          </table:table-cell>
          <table:table-cell office:value-type="float" office:value="65.1083507" calcext:value-type="float">
            <text:p>65,1083507</text:p>
          </table:table-cell>
          <table:table-cell office:value-type="float" office:value="5.74" calcext:value-type="float">
            <text:p>5,74</text:p>
          </table:table-cell>
          <table:table-cell table:formula="of:=VLOOKUP(MID([.C94];1;3);[$Conversion.$B$3:.$C$26];2;0)" office:value-type="string" office:string-value="" calcext:value-type="error">
            <text:p>#N/D</text:p>
          </table:table-cell>
          <table:table-cell table:formula="of:=VLOOKUP([.E94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94];&quot;_&quot;;[.K94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20034" calcext:value-type="float">
            <text:p>1120034</text:p>
          </table:table-cell>
          <table:table-cell office:value-type="float" office:value="52338" calcext:value-type="float">
            <text:p>52338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0.69673866" calcext:value-type="float">
            <text:p>10,69673866</text:p>
          </table:table-cell>
          <table:table-cell office:value-type="float" office:value="68.4435042" calcext:value-type="float">
            <text:p>68,4435042</text:p>
          </table:table-cell>
          <table:table-cell office:value-type="float" office:value="5.74" calcext:value-type="float">
            <text:p>5,74</text:p>
          </table:table-cell>
          <table:table-cell table:formula="of:=VLOOKUP(MID([.C95];1;3);[$Conversion.$B$3:.$C$26];2;0)" office:value-type="string" office:string-value="" calcext:value-type="error">
            <text:p>#N/D</text:p>
          </table:table-cell>
          <table:table-cell table:formula="of:=VLOOKUP([.E95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95];&quot;_&quot;;[.K95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005394" calcext:value-type="float">
            <text:p>1005394</text:p>
          </table:table-cell>
          <table:table-cell office:value-type="float" office:value="47013" calcext:value-type="float">
            <text:p>470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58153524" calcext:value-type="float">
            <text:p>9,58153524</text:p>
          </table:table-cell>
          <table:table-cell office:value-type="float" office:value="72.20568237" calcext:value-type="float">
            <text:p>72,20568237</text:p>
          </table:table-cell>
          <table:table-cell office:value-type="float" office:value="5.77" calcext:value-type="float">
            <text:p>5,77</text:p>
          </table:table-cell>
          <table:table-cell table:formula="of:=VLOOKUP(MID([.C96];1;3);[$Conversion.$B$3:.$C$26];2;0)" office:value-type="string" office:string-value="" calcext:value-type="error">
            <text:p>#N/D</text:p>
          </table:table-cell>
          <table:table-cell table:formula="of:=VLOOKUP([.E96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96];&quot;_&quot;;[.K96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982276" calcext:value-type="float">
            <text:p>982276</text:p>
          </table:table-cell>
          <table:table-cell office:value-type="float" office:value="45915" calcext:value-type="float">
            <text:p>45915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9.36202437" calcext:value-type="float">
            <text:p>9,36202437</text:p>
          </table:table-cell>
          <table:table-cell office:value-type="float" office:value="56.69922091" calcext:value-type="float">
            <text:p>56,69922091</text:p>
          </table:table-cell>
          <table:table-cell office:value-type="float" office:value="5.79" calcext:value-type="float">
            <text:p>5,79</text:p>
          </table:table-cell>
          <table:table-cell table:formula="of:=VLOOKUP(MID([.C97];1;3);[$Conversion.$B$3:.$C$26];2;0)" office:value-type="string" office:string-value="" calcext:value-type="error">
            <text:p>#N/D</text:p>
          </table:table-cell>
          <table:table-cell table:formula="of:=VLOOKUP([.E97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97];&quot;_&quot;;[.K97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23168" calcext:value-type="float">
            <text:p>1123168</text:p>
          </table:table-cell>
          <table:table-cell office:value-type="float" office:value="52478" calcext:value-type="float">
            <text:p>5247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0.72870401" calcext:value-type="float">
            <text:p>10,72870401</text:p>
          </table:table-cell>
          <table:table-cell office:value-type="float" office:value="57.19920101" calcext:value-type="float">
            <text:p>57,19920101</text:p>
          </table:table-cell>
          <table:table-cell office:value-type="float" office:value="5.79" calcext:value-type="float">
            <text:p>5,79</text:p>
          </table:table-cell>
          <table:table-cell table:formula="of:=VLOOKUP(MID([.C98];1;3);[$Conversion.$B$3:.$C$26];2;0)" office:value-type="string" office:string-value="" calcext:value-type="error">
            <text:p>#N/D</text:p>
          </table:table-cell>
          <table:table-cell table:formula="of:=VLOOKUP([.E98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98];&quot;_&quot;;[.K98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257506" calcext:value-type="float">
            <text:p>1257506</text:p>
          </table:table-cell>
          <table:table-cell office:value-type="float" office:value="59920" calcext:value-type="float">
            <text:p>59920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2.29155588" calcext:value-type="float">
            <text:p>12,29155588</text:p>
          </table:table-cell>
          <table:table-cell office:value-type="float" office:value="53.19133064" calcext:value-type="float">
            <text:p>53,19133064</text:p>
          </table:table-cell>
          <table:table-cell office:value-type="float" office:value="5.8" calcext:value-type="float">
            <text:p>5,8</text:p>
          </table:table-cell>
          <table:table-cell table:formula="of:=VLOOKUP(MID([.C99];1;3);[$Conversion.$B$3:.$C$26];2;0)" office:value-type="string" office:string-value="" calcext:value-type="error">
            <text:p>#N/D</text:p>
          </table:table-cell>
          <table:table-cell table:formula="of:=VLOOKUP([.E99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99];&quot;_&quot;;[.K99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267668" calcext:value-type="float">
            <text:p>1267668</text:p>
          </table:table-cell>
          <table:table-cell office:value-type="float" office:value="60584" calcext:value-type="float">
            <text:p>605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2.41755742" calcext:value-type="float">
            <text:p>12,41755742</text:p>
          </table:table-cell>
          <table:table-cell office:value-type="float" office:value="56.77783221" calcext:value-type="float">
            <text:p>56,77783221</text:p>
          </table:table-cell>
          <table:table-cell office:value-type="float" office:value="5.82" calcext:value-type="float">
            <text:p>5,82</text:p>
          </table:table-cell>
          <table:table-cell table:formula="of:=VLOOKUP(MID([.C100];1;3);[$Conversion.$B$3:.$C$26];2;0)" office:value-type="string" office:string-value="" calcext:value-type="error">
            <text:p>#N/D</text:p>
          </table:table-cell>
          <table:table-cell table:formula="of:=VLOOKUP([.E100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00];&quot;_&quot;;[.K100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90658" calcext:value-type="float">
            <text:p>1190658</text:p>
          </table:table-cell>
          <table:table-cell office:value-type="float" office:value="56035" calcext:value-type="float">
            <text:p>56035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1.48460135" calcext:value-type="float">
            <text:p>11,48460135</text:p>
          </table:table-cell>
          <table:table-cell office:value-type="float" office:value="61.77836482" calcext:value-type="float">
            <text:p>61,77836482</text:p>
          </table:table-cell>
          <table:table-cell office:value-type="float" office:value="5.83" calcext:value-type="float">
            <text:p>5,83</text:p>
          </table:table-cell>
          <table:table-cell table:formula="of:=VLOOKUP(MID([.C101];1;3);[$Conversion.$B$3:.$C$26];2;0)" office:value-type="string" office:string-value="" calcext:value-type="error">
            <text:p>#N/D</text:p>
          </table:table-cell>
          <table:table-cell table:formula="of:=VLOOKUP([.E101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01];&quot;_&quot;;[.K101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227831" calcext:value-type="float">
            <text:p>1227831</text:p>
          </table:table-cell>
          <table:table-cell office:value-type="float" office:value="58181" calcext:value-type="float">
            <text:p>5818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1.93289345" calcext:value-type="float">
            <text:p>11,93289345</text:p>
          </table:table-cell>
          <table:table-cell office:value-type="float" office:value="56.59856242" calcext:value-type="float">
            <text:p>56,59856242</text:p>
          </table:table-cell>
          <table:table-cell office:value-type="float" office:value="5.83" calcext:value-type="float">
            <text:p>5,83</text:p>
          </table:table-cell>
          <table:table-cell table:formula="of:=VLOOKUP(MID([.C102];1;3);[$Conversion.$B$3:.$C$26];2;0)" office:value-type="string" office:string-value="" calcext:value-type="error">
            <text:p>#N/D</text:p>
          </table:table-cell>
          <table:table-cell table:formula="of:=VLOOKUP([.E102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02];&quot;_&quot;;[.K102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297770" calcext:value-type="float">
            <text:p>1297770</text:p>
          </table:table-cell>
          <table:table-cell office:value-type="float" office:value="62512" calcext:value-type="float">
            <text:p>62512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2.81096242" calcext:value-type="float">
            <text:p>12,81096242</text:p>
          </table:table-cell>
          <table:table-cell office:value-type="float" office:value="60.31989265" calcext:value-type="float">
            <text:p>60,31989265</text:p>
          </table:table-cell>
          <table:table-cell office:value-type="float" office:value="5.83" calcext:value-type="float">
            <text:p>5,83</text:p>
          </table:table-cell>
          <table:table-cell table:formula="of:=VLOOKUP(MID([.C103];1;3);[$Conversion.$B$3:.$C$26];2;0)" office:value-type="string" office:string-value="" calcext:value-type="error">
            <text:p>#N/D</text:p>
          </table:table-cell>
          <table:table-cell table:formula="of:=VLOOKUP([.E103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03];&quot;_&quot;;[.K103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307580" calcext:value-type="float">
            <text:p>1307580</text:p>
          </table:table-cell>
          <table:table-cell office:value-type="float" office:value="63143" calcext:value-type="float">
            <text:p>63143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2.93821664" calcext:value-type="float">
            <text:p>12,93821664</text:p>
          </table:table-cell>
          <table:table-cell office:value-type="float" office:value="54.09947889" calcext:value-type="float">
            <text:p>54,09947889</text:p>
          </table:table-cell>
          <table:table-cell office:value-type="float" office:value="5.84" calcext:value-type="float">
            <text:p>5,84</text:p>
          </table:table-cell>
          <table:table-cell table:formula="of:=VLOOKUP(MID([.C104];1;3);[$Conversion.$B$3:.$C$26];2;0)" office:value-type="string" office:string-value="" calcext:value-type="error">
            <text:p>#N/D</text:p>
          </table:table-cell>
          <table:table-cell table:formula="of:=VLOOKUP([.E104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04];&quot;_&quot;;[.K104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046087" calcext:value-type="float">
            <text:p>1046087</text:p>
          </table:table-cell>
          <table:table-cell office:value-type="float" office:value="48893" calcext:value-type="float">
            <text:p>48893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9.97298667" calcext:value-type="float">
            <text:p>9,97298667</text:p>
          </table:table-cell>
          <table:table-cell office:value-type="float" office:value="72.87951381" calcext:value-type="float">
            <text:p>72,87951381</text:p>
          </table:table-cell>
          <table:table-cell office:value-type="float" office:value="5.86" calcext:value-type="float">
            <text:p>5,86</text:p>
          </table:table-cell>
          <table:table-cell table:formula="of:=VLOOKUP(MID([.C105];1;3);[$Conversion.$B$3:.$C$26];2;0)" office:value-type="string" office:string-value="" calcext:value-type="error">
            <text:p>#N/D</text:p>
          </table:table-cell>
          <table:table-cell table:formula="of:=VLOOKUP([.E105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05];&quot;_&quot;;[.K105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085253" calcext:value-type="float">
            <text:p>1085253</text:p>
          </table:table-cell>
          <table:table-cell office:value-type="float" office:value="50685" calcext:value-type="float">
            <text:p>50685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0.35092817" calcext:value-type="float">
            <text:p>10,35092817</text:p>
          </table:table-cell>
          <table:table-cell office:value-type="float" office:value="68.74765151" calcext:value-type="float">
            <text:p>68,74765151</text:p>
          </table:table-cell>
          <table:table-cell office:value-type="float" office:value="5.88" calcext:value-type="float">
            <text:p>5,88</text:p>
          </table:table-cell>
          <table:table-cell table:formula="of:=VLOOKUP(MID([.C106];1;3);[$Conversion.$B$3:.$C$26];2;0)" office:value-type="string" office:string-value="" calcext:value-type="error">
            <text:p>#N/D</text:p>
          </table:table-cell>
          <table:table-cell table:formula="of:=VLOOKUP([.E106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06];&quot;_&quot;;[.K106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73528" calcext:value-type="float">
            <text:p>1173528</text:p>
          </table:table-cell>
          <table:table-cell office:value-type="float" office:value="55086" calcext:value-type="float">
            <text:p>55086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1.27829178" calcext:value-type="float">
            <text:p>11,27829178</text:p>
          </table:table-cell>
          <table:table-cell office:value-type="float" office:value="49.47624895" calcext:value-type="float">
            <text:p>49,47624895</text:p>
          </table:table-cell>
          <table:table-cell office:value-type="float" office:value="5.88" calcext:value-type="float">
            <text:p>5,88</text:p>
          </table:table-cell>
          <table:table-cell table:formula="of:=VLOOKUP(MID([.C107];1;3);[$Conversion.$B$3:.$C$26];2;0)" office:value-type="string" office:string-value="" calcext:value-type="error">
            <text:p>#N/D</text:p>
          </table:table-cell>
          <table:table-cell table:formula="of:=VLOOKUP([.E107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07];&quot;_&quot;;[.K107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296061" calcext:value-type="float">
            <text:p>1296061</text:p>
          </table:table-cell>
          <table:table-cell office:value-type="float" office:value="62402" calcext:value-type="float">
            <text:p>62402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2.78859719" calcext:value-type="float">
            <text:p>12,78859719</text:p>
          </table:table-cell>
          <table:table-cell office:value-type="float" office:value="62.78115773" calcext:value-type="float">
            <text:p>62,78115773</text:p>
          </table:table-cell>
          <table:table-cell office:value-type="float" office:value="5.88" calcext:value-type="float">
            <text:p>5,88</text:p>
          </table:table-cell>
          <table:table-cell table:formula="of:=VLOOKUP(MID([.C108];1;3);[$Conversion.$B$3:.$C$26];2;0)" office:value-type="string" office:string-value="" calcext:value-type="error">
            <text:p>#N/D</text:p>
          </table:table-cell>
          <table:table-cell table:formula="of:=VLOOKUP([.E108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08];&quot;_&quot;;[.K108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881360" calcext:value-type="float">
            <text:p>881360</text:p>
          </table:table-cell>
          <table:table-cell office:value-type="float" office:value="41676" calcext:value-type="float">
            <text:p>41676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8.49616555" calcext:value-type="float">
            <text:p>8,49616555</text:p>
          </table:table-cell>
          <table:table-cell office:value-type="float" office:value="67.29744124" calcext:value-type="float">
            <text:p>67,29744124</text:p>
          </table:table-cell>
          <table:table-cell office:value-type="float" office:value="5.89" calcext:value-type="float">
            <text:p>5,89</text:p>
          </table:table-cell>
          <table:table-cell table:formula="of:=VLOOKUP(MID([.C109];1;3);[$Conversion.$B$3:.$C$26];2;0)" office:value-type="string" office:string-value="" calcext:value-type="error">
            <text:p>#N/D</text:p>
          </table:table-cell>
          <table:table-cell table:formula="of:=VLOOKUP([.E109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09];&quot;_&quot;;[.K109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63432" calcext:value-type="float">
            <text:p>1163432</text:p>
          </table:table-cell>
          <table:table-cell office:value-type="float" office:value="54537" calcext:value-type="float">
            <text:p>54537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1.16069454" calcext:value-type="float">
            <text:p>11,16069454</text:p>
          </table:table-cell>
          <table:table-cell office:value-type="float" office:value="43.20773357" calcext:value-type="float">
            <text:p>43,20773357</text:p>
          </table:table-cell>
          <table:table-cell office:value-type="float" office:value="5.89" calcext:value-type="float">
            <text:p>5,89</text:p>
          </table:table-cell>
          <table:table-cell table:formula="of:=VLOOKUP(MID([.C110];1;3);[$Conversion.$B$3:.$C$26];2;0)" office:value-type="string" office:string-value="" calcext:value-type="error">
            <text:p>#N/D</text:p>
          </table:table-cell>
          <table:table-cell table:formula="of:=VLOOKUP([.E110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10];&quot;_&quot;;[.K110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902329" calcext:value-type="float">
            <text:p>902329</text:p>
          </table:table-cell>
          <table:table-cell office:value-type="float" office:value="42452" calcext:value-type="float">
            <text:p>42452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8.65489534" calcext:value-type="float">
            <text:p>8,65489534</text:p>
          </table:table-cell>
          <table:table-cell office:value-type="float" office:value="52.71162345" calcext:value-type="float">
            <text:p>52,71162345</text:p>
          </table:table-cell>
          <table:table-cell office:value-type="float" office:value="5.91" calcext:value-type="float">
            <text:p>5,91</text:p>
          </table:table-cell>
          <table:table-cell table:formula="of:=VLOOKUP(MID([.C111];1;3);[$Conversion.$B$3:.$C$26];2;0)" office:value-type="string" office:string-value="" calcext:value-type="error">
            <text:p>#N/D</text:p>
          </table:table-cell>
          <table:table-cell table:formula="of:=VLOOKUP([.E111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11];&quot;_&quot;;[.K111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38539" calcext:value-type="float">
            <text:p>1138539</text:p>
          </table:table-cell>
          <table:table-cell office:value-type="float" office:value="53257" calcext:value-type="float">
            <text:p>53257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0.89186316" calcext:value-type="float">
            <text:p>10,89186316</text:p>
          </table:table-cell>
          <table:table-cell office:value-type="float" office:value="69.853878" calcext:value-type="float">
            <text:p>69,853878</text:p>
          </table:table-cell>
          <table:table-cell office:value-type="float" office:value="5.91" calcext:value-type="float">
            <text:p>5,91</text:p>
          </table:table-cell>
          <table:table-cell table:formula="of:=VLOOKUP(MID([.C112];1;3);[$Conversion.$B$3:.$C$26];2;0)" office:value-type="string" office:string-value="" calcext:value-type="error">
            <text:p>#N/D</text:p>
          </table:table-cell>
          <table:table-cell table:formula="of:=VLOOKUP([.E112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12];&quot;_&quot;;[.K112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971746" calcext:value-type="float">
            <text:p>971746</text:p>
          </table:table-cell>
          <table:table-cell office:value-type="float" office:value="45461" calcext:value-type="float">
            <text:p>45461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9.2646055" calcext:value-type="float">
            <text:p>9,2646055</text:p>
          </table:table-cell>
          <table:table-cell office:value-type="float" office:value="72.94632635" calcext:value-type="float">
            <text:p>72,94632635</text:p>
          </table:table-cell>
          <table:table-cell office:value-type="float" office:value="5.93" calcext:value-type="float">
            <text:p>5,93</text:p>
          </table:table-cell>
          <table:table-cell table:formula="of:=VLOOKUP(MID([.C113];1;3);[$Conversion.$B$3:.$C$26];2;0)" office:value-type="string" office:string-value="" calcext:value-type="error">
            <text:p>#N/D</text:p>
          </table:table-cell>
          <table:table-cell table:formula="of:=VLOOKUP([.E113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13];&quot;_&quot;;[.K113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92622" calcext:value-type="float">
            <text:p>1192622</text:p>
          </table:table-cell>
          <table:table-cell office:value-type="float" office:value="56148" calcext:value-type="float">
            <text:p>5614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1.5086476" calcext:value-type="float">
            <text:p>11,5086476</text:p>
          </table:table-cell>
          <table:table-cell office:value-type="float" office:value="43.17324388" calcext:value-type="float">
            <text:p>43,17324388</text:p>
          </table:table-cell>
          <table:table-cell office:value-type="float" office:value="5.94" calcext:value-type="float">
            <text:p>5,94</text:p>
          </table:table-cell>
          <table:table-cell table:formula="of:=VLOOKUP(MID([.C114];1;3);[$Conversion.$B$3:.$C$26];2;0)" office:value-type="string" office:string-value="" calcext:value-type="error">
            <text:p>#N/D</text:p>
          </table:table-cell>
          <table:table-cell table:formula="of:=VLOOKUP([.E114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14];&quot;_&quot;;[.K114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25279" calcext:value-type="float">
            <text:p>1125279</text:p>
          </table:table-cell>
          <table:table-cell office:value-type="float" office:value="52577" calcext:value-type="float">
            <text:p>52577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0.75111944" calcext:value-type="float">
            <text:p>10,75111944</text:p>
          </table:table-cell>
          <table:table-cell office:value-type="float" office:value="67.41138435" calcext:value-type="float">
            <text:p>67,41138435</text:p>
          </table:table-cell>
          <table:table-cell office:value-type="float" office:value="5.95" calcext:value-type="float">
            <text:p>5,95</text:p>
          </table:table-cell>
          <table:table-cell table:formula="of:=VLOOKUP(MID([.C115];1;3);[$Conversion.$B$3:.$C$26];2;0)" office:value-type="string" office:string-value="" calcext:value-type="error">
            <text:p>#N/D</text:p>
          </table:table-cell>
          <table:table-cell table:formula="of:=VLOOKUP([.E115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15];&quot;_&quot;;[.K115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232584" calcext:value-type="float">
            <text:p>1232584</text:p>
          </table:table-cell>
          <table:table-cell office:value-type="float" office:value="58460" calcext:value-type="float">
            <text:p>58460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1.9882047" calcext:value-type="float">
            <text:p>11,9882047</text:p>
          </table:table-cell>
          <table:table-cell office:value-type="float" office:value="33.16700226" calcext:value-type="float">
            <text:p>33,16700226</text:p>
          </table:table-cell>
          <table:table-cell office:value-type="float" office:value="5.95" calcext:value-type="float">
            <text:p>5,95</text:p>
          </table:table-cell>
          <table:table-cell table:formula="of:=VLOOKUP(MID([.C116];1;3);[$Conversion.$B$3:.$C$26];2;0)" office:value-type="string" office:string-value="" calcext:value-type="error">
            <text:p>#N/D</text:p>
          </table:table-cell>
          <table:table-cell table:formula="of:=VLOOKUP([.E116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16];&quot;_&quot;;[.K116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974763" calcext:value-type="float">
            <text:p>974763</text:p>
          </table:table-cell>
          <table:table-cell office:value-type="float" office:value="45590" calcext:value-type="float">
            <text:p>45590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9.29199391" calcext:value-type="float">
            <text:p>9,29199391</text:p>
          </table:table-cell>
          <table:table-cell office:value-type="float" office:value="46.8172308" calcext:value-type="float">
            <text:p>46,8172308</text:p>
          </table:table-cell>
          <table:table-cell office:value-type="float" office:value="5.96" calcext:value-type="float">
            <text:p>5,96</text:p>
          </table:table-cell>
          <table:table-cell table:formula="of:=VLOOKUP(MID([.C117];1;3);[$Conversion.$B$3:.$C$26];2;0)" office:value-type="string" office:string-value="" calcext:value-type="error">
            <text:p>#N/D</text:p>
          </table:table-cell>
          <table:table-cell table:formula="of:=VLOOKUP([.E117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17];&quot;_&quot;;[.K117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013237" calcext:value-type="float">
            <text:p>1013237</text:p>
          </table:table-cell>
          <table:table-cell office:value-type="float" office:value="47401" calcext:value-type="float">
            <text:p>47401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9.6577426" calcext:value-type="float">
            <text:p>9,6577426</text:p>
          </table:table-cell>
          <table:table-cell office:value-type="float" office:value="67.27223035" calcext:value-type="float">
            <text:p>67,27223035</text:p>
          </table:table-cell>
          <table:table-cell office:value-type="float" office:value="5.96" calcext:value-type="float">
            <text:p>5,96</text:p>
          </table:table-cell>
          <table:table-cell table:formula="of:=VLOOKUP(MID([.C118];1;3);[$Conversion.$B$3:.$C$26];2;0)" office:value-type="string" office:string-value="" calcext:value-type="error">
            <text:p>#N/D</text:p>
          </table:table-cell>
          <table:table-cell table:formula="of:=VLOOKUP([.E118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18];&quot;_&quot;;[.K118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044064" calcext:value-type="float">
            <text:p>1044064</text:p>
          </table:table-cell>
          <table:table-cell office:value-type="float" office:value="48802" calcext:value-type="float">
            <text:p>48802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9.9537806" calcext:value-type="float">
            <text:p>9,9537806</text:p>
          </table:table-cell>
          <table:table-cell office:value-type="float" office:value="57.41819737" calcext:value-type="float">
            <text:p>57,41819737</text:p>
          </table:table-cell>
          <table:table-cell office:value-type="float" office:value="5.97" calcext:value-type="float">
            <text:p>5,97</text:p>
          </table:table-cell>
          <table:table-cell table:formula="of:=VLOOKUP(MID([.C119];1;3);[$Conversion.$B$3:.$C$26];2;0)" office:value-type="string" office:string-value="" calcext:value-type="error">
            <text:p>#N/D</text:p>
          </table:table-cell>
          <table:table-cell table:formula="of:=VLOOKUP([.E119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19];&quot;_&quot;;[.K119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380162" calcext:value-type="float">
            <text:p>1380162</text:p>
          </table:table-cell>
          <table:table-cell office:value-type="float" office:value="67485" calcext:value-type="float">
            <text:p>67485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3.82930772" calcext:value-type="float">
            <text:p>13,82930772</text:p>
          </table:table-cell>
          <table:table-cell office:value-type="float" office:value="61.48930662" calcext:value-type="float">
            <text:p>61,48930662</text:p>
          </table:table-cell>
          <table:table-cell office:value-type="float" office:value="5.97" calcext:value-type="float">
            <text:p>5,97</text:p>
          </table:table-cell>
          <table:table-cell table:formula="of:=VLOOKUP(MID([.C120];1;3);[$Conversion.$B$3:.$C$26];2;0)" office:value-type="string" office:string-value="" calcext:value-type="error">
            <text:p>#N/D</text:p>
          </table:table-cell>
          <table:table-cell table:formula="of:=VLOOKUP([.E120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20];&quot;_&quot;;[.K120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147897" calcext:value-type="float">
            <text:p>1147897</text:p>
          </table:table-cell>
          <table:table-cell office:value-type="float" office:value="53726" calcext:value-type="float">
            <text:p>53726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0.99244124" calcext:value-type="float">
            <text:p>10,99244124</text:p>
          </table:table-cell>
          <table:table-cell office:value-type="float" office:value="36.09310643" calcext:value-type="float">
            <text:p>36,09310643</text:p>
          </table:table-cell>
          <table:table-cell office:value-type="float" office:value="5.99" calcext:value-type="float">
            <text:p>5,99</text:p>
          </table:table-cell>
          <table:table-cell table:formula="of:=VLOOKUP(MID([.C121];1;3);[$Conversion.$B$3:.$C$26];2;0)" office:value-type="string" office:string-value="" calcext:value-type="error">
            <text:p>#N/D</text:p>
          </table:table-cell>
          <table:table-cell table:formula="of:=VLOOKUP([.E121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21];&quot;_&quot;;[.K121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860038" calcext:value-type="float">
            <text:p>860038</text:p>
          </table:table-cell>
          <table:table-cell office:value-type="float" office:value="40889" calcext:value-type="float">
            <text:p>40889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8.3445334" calcext:value-type="float">
            <text:p>8,3445334</text:p>
          </table:table-cell>
          <table:table-cell office:value-type="float" office:value="72.40723211" calcext:value-type="float">
            <text:p>72,40723211</text:p>
          </table:table-cell>
          <table:table-cell office:value-type="float" office:value="6" calcext:value-type="float">
            <text:p>6</text:p>
          </table:table-cell>
          <table:table-cell table:formula="of:=VLOOKUP(MID([.C122];1;3);[$Conversion.$B$3:.$C$26];2;0)" office:value-type="string" office:string-value="" calcext:value-type="error">
            <text:p>#N/D</text:p>
          </table:table-cell>
          <table:table-cell table:formula="of:=VLOOKUP([.E122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22];&quot;_&quot;;[.K122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082494" calcext:value-type="float">
            <text:p>1082494</text:p>
          </table:table-cell>
          <table:table-cell office:value-type="float" office:value="50546" calcext:value-type="float">
            <text:p>50546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0.32410796" calcext:value-type="float">
            <text:p>10,32410796</text:p>
          </table:table-cell>
          <table:table-cell office:value-type="float" office:value="48.3967644" calcext:value-type="float">
            <text:p>48,3967644</text:p>
          </table:table-cell>
          <table:table-cell office:value-type="float" office:value="6" calcext:value-type="float">
            <text:p>6</text:p>
          </table:table-cell>
          <table:table-cell table:formula="of:=VLOOKUP(MID([.C123];1;3);[$Conversion.$B$3:.$C$26];2;0)" office:value-type="string" office:string-value="" calcext:value-type="error">
            <text:p>#N/D</text:p>
          </table:table-cell>
          <table:table-cell table:formula="of:=VLOOKUP([.E123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23];&quot;_&quot;;[.K123]))" office:value-type="string" office:string-value="" calcext:value-type="error">
            <text:p>#N/D</text:p>
          </table:table-cell>
        </table:table-row>
        <table:table-row table:style-name="ro4">
          <table:table-cell office:value-type="float" office:value="1096317" calcext:value-type="float">
            <text:p>1096317</text:p>
          </table:table-cell>
          <table:table-cell office:value-type="float" office:value="51200" calcext:value-type="float">
            <text:p>51200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0.45778876" calcext:value-type="float">
            <text:p>10,45778876</text:p>
          </table:table-cell>
          <table:table-cell office:value-type="float" office:value="41.60103876" calcext:value-type="float">
            <text:p>41,60103876</text:p>
          </table:table-cell>
          <table:table-cell office:value-type="float" office:value="6" calcext:value-type="float">
            <text:p>6</text:p>
          </table:table-cell>
          <table:table-cell table:formula="of:=VLOOKUP(MID([.C124];1;3);[$Conversion.$B$3:.$C$26];2;0)" office:value-type="string" office:string-value="" calcext:value-type="error">
            <text:p>#N/D</text:p>
          </table:table-cell>
          <table:table-cell table:formula="of:=VLOOKUP([.E124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24];&quot;_&quot;;[.K124]))" office:value-type="string" office:string-value="" calcext:value-type="error">
            <text:p>#N/D</text:p>
          </table:table-cell>
        </table:table-row>
      </table:table>
      <table:table table:name="Conversion" table:style-name="ta1">
        <table:table-column table:style-name="co1" table:number-columns-repeated="6" table:default-cell-style-name="ce13"/>
        <table:table-column table:style-name="co2" table:default-cell-style-name="ce13"/>
        <table:table-column table:style-name="co3" table:default-cell-style-name="ce13"/>
        <table:table-column table:style-name="co1" table:number-columns-repeated="16376" table:default-cell-style-name="ce13"/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ce20" table:number-columns-repeated="2"/>
          <table:table-cell table:number-columns-repeated="16376"/>
        </table:table-row>
        <table:table-row table:style-name="ro3">
          <table:table-cell/>
          <table:table-cell table:style-name="ce14" office:value-type="string" calcext:value-type="string">
            <text:p>Catalog</text:p>
          </table:table-cell>
          <table:table-cell table:style-name="ce14" office:value-type="string" calcext:value-type="string">
            <text:p>Letter</text:p>
          </table:table-cell>
          <table:table-cell table:style-name="ce16" office:value-type="string" calcext:value-type="string">
            <text:p>Symbol</text:p>
          </table:table-cell>
          <table:table-cell table:number-columns-repeated="2"/>
          <table:table-cell table:style-name="ce20" office:value-type="string" calcext:value-type="string">
            <text:p>IAU <text:span text:style-name="T2">Abbreviation</text:span></text:p>
          </table:table-cell>
          <table:table-cell table:style-name="ce22" office:value-type="string" calcext:value-type="string">
            <text:p>Genitiv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Alp</text:p>
          </table:table-cell>
          <table:table-cell table:style-name="ce15" office:value-type="string" calcext:value-type="string">
            <text:p>Alpha</text:p>
          </table:table-cell>
          <table:table-cell table:style-name="ce17" office:value-type="string" calcext:value-type="string">
            <text:p>α </text:p>
          </table:table-cell>
          <table:table-cell table:number-columns-repeated="2"/>
          <table:table-cell table:style-name="ce21" office:value-type="string" calcext:value-type="string">
            <text:p>And</text:p>
          </table:table-cell>
          <table:table-cell table:style-name="ce21" office:value-type="string" calcext:value-type="string">
            <text:p>Andromeda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Bet</text:p>
          </table:table-cell>
          <table:table-cell table:style-name="ce15" office:value-type="string" calcext:value-type="string">
            <text:p>Beta</text:p>
          </table:table-cell>
          <table:table-cell table:style-name="ce17" office:value-type="string" calcext:value-type="string">
            <text:p>β </text:p>
          </table:table-cell>
          <table:table-cell table:number-columns-repeated="2"/>
          <table:table-cell table:style-name="ce21" office:value-type="string" calcext:value-type="string">
            <text:p>Ant</text:p>
          </table:table-cell>
          <table:table-cell table:style-name="ce21" office:value-type="string" calcext:value-type="string">
            <text:p>Antlia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Gam</text:p>
          </table:table-cell>
          <table:table-cell table:style-name="ce15" office:value-type="string" calcext:value-type="string">
            <text:p>Gamma</text:p>
          </table:table-cell>
          <table:table-cell table:style-name="ce17" office:value-type="string" calcext:value-type="string">
            <text:p>γ </text:p>
          </table:table-cell>
          <table:table-cell table:number-columns-repeated="2"/>
          <table:table-cell table:style-name="ce21" office:value-type="string" calcext:value-type="string">
            <text:p>Aps</text:p>
          </table:table-cell>
          <table:table-cell table:style-name="ce21" office:value-type="string" calcext:value-type="string">
            <text:p>Apodis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Del</text:p>
          </table:table-cell>
          <table:table-cell table:style-name="ce15" office:value-type="string" calcext:value-type="string">
            <text:p>Delta</text:p>
          </table:table-cell>
          <table:table-cell table:style-name="ce17" office:value-type="string" calcext:value-type="string">
            <text:p>δ </text:p>
          </table:table-cell>
          <table:table-cell table:number-columns-repeated="2"/>
          <table:table-cell table:style-name="ce21" office:value-type="string" calcext:value-type="string">
            <text:p>Aqr</text:p>
          </table:table-cell>
          <table:table-cell table:style-name="ce21" office:value-type="string" calcext:value-type="string">
            <text:p>Aquarii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Eps</text:p>
          </table:table-cell>
          <table:table-cell table:style-name="ce15" office:value-type="string" calcext:value-type="string">
            <text:p>Epsilon</text:p>
          </table:table-cell>
          <table:table-cell table:style-name="ce17" office:value-type="string" calcext:value-type="string">
            <text:p>ε </text:p>
          </table:table-cell>
          <table:table-cell table:number-columns-repeated="2"/>
          <table:table-cell table:style-name="ce21" office:value-type="string" calcext:value-type="string">
            <text:p>Aql</text:p>
          </table:table-cell>
          <table:table-cell table:style-name="ce21" office:value-type="string" calcext:value-type="string">
            <text:p>Aquila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Zet</text:p>
          </table:table-cell>
          <table:table-cell table:style-name="ce15" office:value-type="string" calcext:value-type="string">
            <text:p>Zeta</text:p>
          </table:table-cell>
          <table:table-cell table:style-name="ce17" office:value-type="string" calcext:value-type="string">
            <text:p>ζ </text:p>
          </table:table-cell>
          <table:table-cell table:number-columns-repeated="2"/>
          <table:table-cell table:style-name="ce21" office:value-type="string" calcext:value-type="string">
            <text:p>Ara</text:p>
          </table:table-cell>
          <table:table-cell table:style-name="ce21" office:value-type="string" calcext:value-type="string">
            <text:p>Arae</text:p>
          </table:table-cell>
          <table:table-cell/>
          <table:table-cell table:formula="of:=VLOOKUP(&quot;Ome&quot;;[.B3:.C26];2;0)" office:value-type="string" office:string-value="Omega" calcext:value-type="string">
            <text:p>Omega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Eta</text:p>
          </table:table-cell>
          <table:table-cell table:style-name="ce15" office:value-type="string" calcext:value-type="string">
            <text:p>Eta</text:p>
          </table:table-cell>
          <table:table-cell table:style-name="ce17" office:value-type="string" calcext:value-type="string">
            <text:p>η </text:p>
          </table:table-cell>
          <table:table-cell table:number-columns-repeated="2"/>
          <table:table-cell table:style-name="ce21" office:value-type="string" calcext:value-type="string">
            <text:p>Ari</text:p>
          </table:table-cell>
          <table:table-cell table:style-name="ce21" office:value-type="string" calcext:value-type="string">
            <text:p>Arietis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The</text:p>
          </table:table-cell>
          <table:table-cell table:style-name="ce15" office:value-type="string" calcext:value-type="string">
            <text:p>Theta</text:p>
          </table:table-cell>
          <table:table-cell table:style-name="ce17" office:value-type="string" calcext:value-type="string">
            <text:p>θ </text:p>
          </table:table-cell>
          <table:table-cell table:number-columns-repeated="2"/>
          <table:table-cell table:style-name="ce21" office:value-type="string" calcext:value-type="string">
            <text:p>Aur</text:p>
          </table:table-cell>
          <table:table-cell table:style-name="ce21" office:value-type="string" calcext:value-type="string">
            <text:p>Aurigae</text:p>
          </table:table-cell>
          <table:table-cell/>
          <table:table-cell table:formula="of:=VLOOKUP(&quot;CMi&quot;;[.G3:.H90];2;0)" office:value-type="string" office:string-value="Canis_Minoris" calcext:value-type="string">
            <text:p>Canis_Minoris</text:p>
          </table:table-cell>
          <table:table-cell/>
          <table:table-cell table:formula="of:=dsqq" office:value-type="string" office:string-value="" calcext:value-type="error">
            <text:p>#NOM ?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Iot</text:p>
          </table:table-cell>
          <table:table-cell table:style-name="ce15" office:value-type="string" calcext:value-type="string">
            <text:p>Iota</text:p>
          </table:table-cell>
          <table:table-cell table:style-name="ce17" office:value-type="string" calcext:value-type="string">
            <text:p>ι </text:p>
          </table:table-cell>
          <table:table-cell table:number-columns-repeated="2"/>
          <table:table-cell table:style-name="ce21" office:value-type="string" calcext:value-type="string">
            <text:p>Boo</text:p>
          </table:table-cell>
          <table:table-cell table:style-name="ce21" office:value-type="string" calcext:value-type="string">
            <text:p>Boötis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Kap</text:p>
          </table:table-cell>
          <table:table-cell table:style-name="ce15" office:value-type="string" calcext:value-type="string">
            <text:p>Kappa</text:p>
          </table:table-cell>
          <table:table-cell table:style-name="ce17" office:value-type="string" calcext:value-type="string">
            <text:p>κ </text:p>
          </table:table-cell>
          <table:table-cell table:number-columns-repeated="2"/>
          <table:table-cell table:style-name="ce21" office:value-type="string" calcext:value-type="string">
            <text:p>Cae</text:p>
          </table:table-cell>
          <table:table-cell table:style-name="ce21" office:value-type="string" calcext:value-type="string">
            <text:p>Caeli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Lam</text:p>
          </table:table-cell>
          <table:table-cell table:style-name="ce15" office:value-type="string" calcext:value-type="string">
            <text:p>Lambda</text:p>
          </table:table-cell>
          <table:table-cell table:style-name="ce17" office:value-type="string" calcext:value-type="string">
            <text:p>λ </text:p>
          </table:table-cell>
          <table:table-cell table:style-name="ce19"/>
          <table:table-cell/>
          <table:table-cell table:style-name="ce21" office:value-type="string" calcext:value-type="string">
            <text:p>Cam</text:p>
          </table:table-cell>
          <table:table-cell table:style-name="ce21" office:value-type="string" calcext:value-type="string">
            <text:p>Camelopardalis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Mu</text:p>
          </table:table-cell>
          <table:table-cell table:style-name="ce15" office:value-type="string" calcext:value-type="string">
            <text:p>Mu</text:p>
          </table:table-cell>
          <table:table-cell table:style-name="ce17" office:value-type="string" calcext:value-type="string">
            <text:p>μ </text:p>
          </table:table-cell>
          <table:table-cell table:number-columns-repeated="2"/>
          <table:table-cell table:style-name="ce21" office:value-type="string" calcext:value-type="string">
            <text:p>Cnc</text:p>
          </table:table-cell>
          <table:table-cell table:style-name="ce21" office:value-type="string" calcext:value-type="string">
            <text:p>Cancri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Nu</text:p>
          </table:table-cell>
          <table:table-cell table:style-name="ce15" office:value-type="string" calcext:value-type="string">
            <text:p>Nu</text:p>
          </table:table-cell>
          <table:table-cell table:style-name="ce17" office:value-type="string" calcext:value-type="string">
            <text:p>ν </text:p>
          </table:table-cell>
          <table:table-cell table:number-columns-repeated="2"/>
          <table:table-cell table:style-name="ce21" office:value-type="string" calcext:value-type="string">
            <text:p>CVn</text:p>
          </table:table-cell>
          <table:table-cell table:style-name="ce21" office:value-type="string" calcext:value-type="string">
            <text:p>Canum_Venaticorum</text:p>
          </table:table-cell>
          <table:table-cell table:style-name="ce23"/>
          <table:table-cell table:number-columns-repeated="4"/>
          <table:table-cell table:formula="of:=COM.MICROSOFT.CONCAT(3&quot;51&quot;)" office:value-type="string" office:string-value="" calcext:value-type="error">
            <text:p>Err :509</text:p>
          </table:table-cell>
          <table:table-cell table:number-columns-repeated="16370"/>
        </table:table-row>
        <table:table-row table:style-name="ro2">
          <table:table-cell/>
          <table:table-cell office:value-type="string" calcext:value-type="string">
            <text:p>Xi</text:p>
          </table:table-cell>
          <table:table-cell table:style-name="ce15" office:value-type="string" calcext:value-type="string">
            <text:p>Xi</text:p>
          </table:table-cell>
          <table:table-cell table:style-name="ce17" office:value-type="string" calcext:value-type="string">
            <text:p>ξ </text:p>
          </table:table-cell>
          <table:table-cell table:number-columns-repeated="2"/>
          <table:table-cell table:style-name="ce21" office:value-type="string" calcext:value-type="string">
            <text:p>CMa</text:p>
          </table:table-cell>
          <table:table-cell table:style-name="ce21" office:value-type="string" calcext:value-type="string">
            <text:p>Canis_Majoris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Omi</text:p>
          </table:table-cell>
          <table:table-cell table:style-name="ce15" office:value-type="string" calcext:value-type="string">
            <text:p>Omicron</text:p>
          </table:table-cell>
          <table:table-cell table:style-name="ce17" office:value-type="string" calcext:value-type="string">
            <text:p>ο </text:p>
          </table:table-cell>
          <table:table-cell table:number-columns-repeated="2"/>
          <table:table-cell table:style-name="ce21" office:value-type="string" calcext:value-type="string">
            <text:p>CMi</text:p>
          </table:table-cell>
          <table:table-cell table:style-name="ce21" office:value-type="string" calcext:value-type="string">
            <text:p>Canis_Minoris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Pi</text:p>
          </table:table-cell>
          <table:table-cell table:style-name="ce15" office:value-type="string" calcext:value-type="string">
            <text:p>Pi</text:p>
          </table:table-cell>
          <table:table-cell table:style-name="ce17" office:value-type="string" calcext:value-type="string">
            <text:p>π </text:p>
          </table:table-cell>
          <table:table-cell table:number-columns-repeated="2"/>
          <table:table-cell table:style-name="ce21" office:value-type="string" calcext:value-type="string">
            <text:p>Cap</text:p>
          </table:table-cell>
          <table:table-cell table:style-name="ce21" office:value-type="string" calcext:value-type="string">
            <text:p>Capricorni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Rho</text:p>
          </table:table-cell>
          <table:table-cell table:style-name="ce15" office:value-type="string" calcext:value-type="string">
            <text:p>Rho</text:p>
          </table:table-cell>
          <table:table-cell table:style-name="ce18" office:value-type="string" calcext:value-type="string">
            <text:p>ρ</text:p>
          </table:table-cell>
          <table:table-cell table:number-columns-repeated="2"/>
          <table:table-cell table:style-name="ce21" office:value-type="string" calcext:value-type="string">
            <text:p>Car</text:p>
          </table:table-cell>
          <table:table-cell table:style-name="ce21" office:value-type="string" calcext:value-type="string">
            <text:p>Carina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Sig</text:p>
          </table:table-cell>
          <table:table-cell table:style-name="ce15" office:value-type="string" calcext:value-type="string">
            <text:p>Sigma</text:p>
          </table:table-cell>
          <table:table-cell table:style-name="ce17" office:value-type="string" calcext:value-type="string">
            <text:p>σ </text:p>
          </table:table-cell>
          <table:table-cell table:number-columns-repeated="2"/>
          <table:table-cell table:style-name="ce21" office:value-type="string" calcext:value-type="string">
            <text:p>Cas</text:p>
          </table:table-cell>
          <table:table-cell table:style-name="ce21" office:value-type="string" calcext:value-type="string">
            <text:p>Cassiopeia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Tau</text:p>
          </table:table-cell>
          <table:table-cell table:style-name="ce15" office:value-type="string" calcext:value-type="string">
            <text:p>Tau</text:p>
          </table:table-cell>
          <table:table-cell table:style-name="ce18" office:value-type="string" calcext:value-type="string">
            <text:p>τ </text:p>
          </table:table-cell>
          <table:table-cell table:number-columns-repeated="2"/>
          <table:table-cell table:style-name="ce21" office:value-type="string" calcext:value-type="string">
            <text:p>Cen</text:p>
          </table:table-cell>
          <table:table-cell table:style-name="ce21" office:value-type="string" calcext:value-type="string">
            <text:p>Centauri</text:p>
          </table:table-cell>
          <table:table-cell table:number-columns-repeated="5"/>
          <table:table-cell table:formula="of:=COM.MICROSOFT.CONCAT(35;&quot;oui&quot;)" office:value-type="string" office:string-value="35oui" calcext:value-type="string">
            <text:p>35oui</text:p>
          </table:table-cell>
          <table:table-cell table:number-columns-repeated="16370"/>
        </table:table-row>
        <table:table-row table:style-name="ro2">
          <table:table-cell/>
          <table:table-cell office:value-type="string" calcext:value-type="string">
            <text:p>Ups</text:p>
          </table:table-cell>
          <table:table-cell table:style-name="ce15" office:value-type="string" calcext:value-type="string">
            <text:p>Upsilon</text:p>
          </table:table-cell>
          <table:table-cell table:style-name="ce17" office:value-type="string" calcext:value-type="string">
            <text:p>υ </text:p>
          </table:table-cell>
          <table:table-cell table:number-columns-repeated="2"/>
          <table:table-cell table:style-name="ce21" office:value-type="string" calcext:value-type="string">
            <text:p>Cep</text:p>
          </table:table-cell>
          <table:table-cell table:style-name="ce21" office:value-type="string" calcext:value-type="string">
            <text:p>Cephei</text:p>
          </table:table-cell>
          <table:table-cell table:number-columns-repeated="9"/>
          <table:table-cell table:style-name="ce24"/>
          <table:table-cell table:number-columns-repeated="16366"/>
        </table:table-row>
        <table:table-row table:style-name="ro2">
          <table:table-cell/>
          <table:table-cell office:value-type="string" calcext:value-type="string">
            <text:p>Phi</text:p>
          </table:table-cell>
          <table:table-cell table:style-name="ce15" office:value-type="string" calcext:value-type="string">
            <text:p>Phi</text:p>
          </table:table-cell>
          <table:table-cell table:style-name="ce17" office:value-type="string" calcext:value-type="string">
            <text:p>φ </text:p>
          </table:table-cell>
          <table:table-cell table:number-columns-repeated="2"/>
          <table:table-cell table:style-name="ce21" office:value-type="string" calcext:value-type="string">
            <text:p>Cet</text:p>
          </table:table-cell>
          <table:table-cell table:style-name="ce21" office:value-type="string" calcext:value-type="string">
            <text:p>Ceti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Chi</text:p>
          </table:table-cell>
          <table:table-cell table:style-name="ce15" office:value-type="string" calcext:value-type="string">
            <text:p>Chi</text:p>
          </table:table-cell>
          <table:table-cell table:style-name="ce17" office:value-type="string" calcext:value-type="string">
            <text:p>χ </text:p>
          </table:table-cell>
          <table:table-cell table:number-columns-repeated="2"/>
          <table:table-cell table:style-name="ce21" office:value-type="string" calcext:value-type="string">
            <text:p>Cha</text:p>
          </table:table-cell>
          <table:table-cell table:style-name="ce21" office:value-type="string" calcext:value-type="string">
            <text:p>Chamaeleontis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Psi</text:p>
          </table:table-cell>
          <table:table-cell table:style-name="ce15" office:value-type="string" calcext:value-type="string">
            <text:p>Psi</text:p>
          </table:table-cell>
          <table:table-cell table:style-name="ce17" office:value-type="string" calcext:value-type="string">
            <text:p>ψ </text:p>
          </table:table-cell>
          <table:table-cell office:value-type="string" calcext:value-type="string">
            <text:p><text:s/></text:p>
          </table:table-cell>
          <table:table-cell/>
          <table:table-cell table:style-name="ce21" office:value-type="string" calcext:value-type="string">
            <text:p>Cir</text:p>
          </table:table-cell>
          <table:table-cell table:style-name="ce21" office:value-type="string" calcext:value-type="string">
            <text:p>Circini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Ome</text:p>
          </table:table-cell>
          <table:table-cell table:style-name="ce15" office:value-type="string" calcext:value-type="string">
            <text:p>Omega</text:p>
          </table:table-cell>
          <table:table-cell table:style-name="ce17" office:value-type="string" calcext:value-type="string">
            <text:p>ω </text:p>
          </table:table-cell>
          <table:table-cell table:number-columns-repeated="2"/>
          <table:table-cell table:style-name="ce21" office:value-type="string" calcext:value-type="string">
            <text:p>Col</text:p>
          </table:table-cell>
          <table:table-cell table:style-name="ce21" office:value-type="string" calcext:value-type="string">
            <text:p>Columbae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5"/>
          <table:table-cell table:number-columns-repeated="3"/>
          <table:table-cell table:style-name="ce21" office:value-type="string" calcext:value-type="string">
            <text:p>Com</text:p>
          </table:table-cell>
          <table:table-cell table:style-name="ce21" office:value-type="string" calcext:value-type="string">
            <text:p>Comae_Berenices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5"/>
          <table:table-cell table:number-columns-repeated="3"/>
          <table:table-cell table:style-name="ce21" office:value-type="string" calcext:value-type="string">
            <text:p>CrA</text:p>
          </table:table-cell>
          <table:table-cell table:style-name="ce21" office:value-type="string" calcext:value-type="string">
            <text:p>Coronae_Australis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5"/>
          <table:table-cell table:number-columns-repeated="3"/>
          <table:table-cell table:style-name="ce21" office:value-type="string" calcext:value-type="string">
            <text:p>CrB</text:p>
          </table:table-cell>
          <table:table-cell table:style-name="ce21" office:value-type="string" calcext:value-type="string">
            <text:p>Coronae_Boreal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Crv</text:p>
          </table:table-cell>
          <table:table-cell table:style-name="ce21" office:value-type="string" calcext:value-type="string">
            <text:p>Corv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Crt</text:p>
          </table:table-cell>
          <table:table-cell table:style-name="ce21" office:value-type="string" calcext:value-type="string">
            <text:p>Crater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Cru</text:p>
          </table:table-cell>
          <table:table-cell table:style-name="ce21" office:value-type="string" calcext:value-type="string">
            <text:p>Cruc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Cyg</text:p>
          </table:table-cell>
          <table:table-cell table:style-name="ce21" office:value-type="string" calcext:value-type="string">
            <text:p>Cygn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Del</text:p>
          </table:table-cell>
          <table:table-cell table:style-name="ce21" office:value-type="string" calcext:value-type="string">
            <text:p>Delphin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Dor</text:p>
          </table:table-cell>
          <table:table-cell table:style-name="ce21" office:value-type="string" calcext:value-type="string">
            <text:p>Doradu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Dra</text:p>
          </table:table-cell>
          <table:table-cell table:style-name="ce21" office:value-type="string" calcext:value-type="string">
            <text:p>Dracon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Equ</text:p>
          </table:table-cell>
          <table:table-cell table:style-name="ce21" office:value-type="string" calcext:value-type="string">
            <text:p>Equule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Eri</text:p>
          </table:table-cell>
          <table:table-cell table:style-name="ce21" office:value-type="string" calcext:value-type="string">
            <text:p>Eridan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For</text:p>
          </table:table-cell>
          <table:table-cell table:style-name="ce21" office:value-type="string" calcext:value-type="string">
            <text:p>Fornac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Gem</text:p>
          </table:table-cell>
          <table:table-cell table:style-name="ce21" office:value-type="string" calcext:value-type="string">
            <text:p>Geminorum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Gru</text:p>
          </table:table-cell>
          <table:table-cell table:style-name="ce21" office:value-type="string" calcext:value-type="string">
            <text:p>Gru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Her</text:p>
          </table:table-cell>
          <table:table-cell table:style-name="ce21" office:value-type="string" calcext:value-type="string">
            <text:p>Hercul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Hor</text:p>
          </table:table-cell>
          <table:table-cell table:style-name="ce21" office:value-type="string" calcext:value-type="string">
            <text:p>Horologi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Hya</text:p>
          </table:table-cell>
          <table:table-cell table:style-name="ce21" office:value-type="string" calcext:value-type="string">
            <text:p>Hydrae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Hyi</text:p>
          </table:table-cell>
          <table:table-cell table:style-name="ce21" office:value-type="string" calcext:value-type="string">
            <text:p>Hydr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Ind</text:p>
          </table:table-cell>
          <table:table-cell table:style-name="ce21" office:value-type="string" calcext:value-type="string">
            <text:p>Ind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Lac</text:p>
          </table:table-cell>
          <table:table-cell table:style-name="ce21" office:value-type="string" calcext:value-type="string">
            <text:p>Lacertae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Leo</text:p>
          </table:table-cell>
          <table:table-cell table:style-name="ce21" office:value-type="string" calcext:value-type="string">
            <text:p>Leon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LMi</text:p>
          </table:table-cell>
          <table:table-cell table:style-name="ce21" office:value-type="string" calcext:value-type="string">
            <text:p>Leonis_Minoris</text:p>
          </table:table-cell>
          <table:table-cell table:number-columns-repeated="10"/>
          <table:table-cell table:style-name="ce15"/>
          <table:table-cell table:number-columns-repeated="16365"/>
        </table:table-row>
        <table:table-row table:style-name="ro2">
          <table:table-cell table:number-columns-repeated="6"/>
          <table:table-cell table:style-name="ce21" office:value-type="string" calcext:value-type="string">
            <text:p>Lep</text:p>
          </table:table-cell>
          <table:table-cell table:style-name="ce21" office:value-type="string" calcext:value-type="string">
            <text:p>Leporis</text:p>
          </table:table-cell>
          <table:table-cell table:number-columns-repeated="10"/>
          <table:table-cell table:style-name="ce15"/>
          <table:table-cell table:number-columns-repeated="16365"/>
        </table:table-row>
        <table:table-row table:style-name="ro2">
          <table:table-cell table:number-columns-repeated="6"/>
          <table:table-cell table:style-name="ce21" office:value-type="string" calcext:value-type="string">
            <text:p>Lib</text:p>
          </table:table-cell>
          <table:table-cell table:style-name="ce21" office:value-type="string" calcext:value-type="string">
            <text:p>Librae</text:p>
          </table:table-cell>
          <table:table-cell table:number-columns-repeated="10"/>
          <table:table-cell table:style-name="ce15"/>
          <table:table-cell table:number-columns-repeated="16365"/>
        </table:table-row>
        <table:table-row table:style-name="ro2">
          <table:table-cell table:number-columns-repeated="6"/>
          <table:table-cell table:style-name="ce21" office:value-type="string" calcext:value-type="string">
            <text:p>Lup</text:p>
          </table:table-cell>
          <table:table-cell table:style-name="ce21" office:value-type="string" calcext:value-type="string">
            <text:p>Lup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Lyn</text:p>
          </table:table-cell>
          <table:table-cell table:style-name="ce21" office:value-type="string" calcext:value-type="string">
            <text:p>Lync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Lyr</text:p>
          </table:table-cell>
          <table:table-cell table:style-name="ce21" office:value-type="string" calcext:value-type="string">
            <text:p>Lyrae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Men</text:p>
          </table:table-cell>
          <table:table-cell table:style-name="ce21" office:value-type="string" calcext:value-type="string">
            <text:p>Mensae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Mic</text:p>
          </table:table-cell>
          <table:table-cell table:style-name="ce21" office:value-type="string" calcext:value-type="string">
            <text:p>Microscopi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Mon</text:p>
          </table:table-cell>
          <table:table-cell table:style-name="ce21" office:value-type="string" calcext:value-type="string">
            <text:p>Monocerot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Mus</text:p>
          </table:table-cell>
          <table:table-cell table:style-name="ce21" office:value-type="string" calcext:value-type="string">
            <text:p>Muscae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Nor</text:p>
          </table:table-cell>
          <table:table-cell table:style-name="ce21" office:value-type="string" calcext:value-type="string">
            <text:p>Normae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Oct</text:p>
          </table:table-cell>
          <table:table-cell table:style-name="ce21" office:value-type="string" calcext:value-type="string">
            <text:p>Octant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Oph</text:p>
          </table:table-cell>
          <table:table-cell table:style-name="ce21" office:value-type="string" calcext:value-type="string">
            <text:p>Ophiuch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Ori</text:p>
          </table:table-cell>
          <table:table-cell table:style-name="ce21" office:value-type="string" calcext:value-type="string">
            <text:p>Orion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Pav</text:p>
          </table:table-cell>
          <table:table-cell table:style-name="ce21" office:value-type="string" calcext:value-type="string">
            <text:p>Pavon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Peg</text:p>
          </table:table-cell>
          <table:table-cell table:style-name="ce21" office:value-type="string" calcext:value-type="string">
            <text:p>Pegas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Perse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Phe</text:p>
          </table:table-cell>
          <table:table-cell table:style-name="ce21" office:value-type="string" calcext:value-type="string">
            <text:p>Phoenic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Pic</text:p>
          </table:table-cell>
          <table:table-cell table:style-name="ce21" office:value-type="string" calcext:value-type="string">
            <text:p>Pictor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Psc</text:p>
          </table:table-cell>
          <table:table-cell table:style-name="ce21" office:value-type="string" calcext:value-type="string">
            <text:p>Piscium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PsA</text:p>
          </table:table-cell>
          <table:table-cell table:style-name="ce21" office:value-type="string" calcext:value-type="string">
            <text:p>Piscis_Austrin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Pup</text:p>
          </table:table-cell>
          <table:table-cell table:style-name="ce21" office:value-type="string" calcext:value-type="string">
            <text:p>Pupp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Pyx</text:p>
          </table:table-cell>
          <table:table-cell table:style-name="ce21" office:value-type="string" calcext:value-type="string">
            <text:p>Pyxid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Ret</text:p>
          </table:table-cell>
          <table:table-cell table:style-name="ce21" office:value-type="string" calcext:value-type="string">
            <text:p>Reticul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Sge</text:p>
          </table:table-cell>
          <table:table-cell table:style-name="ce21" office:value-type="string" calcext:value-type="string">
            <text:p>Sagittae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Sgr</text:p>
          </table:table-cell>
          <table:table-cell table:style-name="ce21" office:value-type="string" calcext:value-type="string">
            <text:p>Sagittari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Sco</text:p>
          </table:table-cell>
          <table:table-cell table:style-name="ce21" office:value-type="string" calcext:value-type="string">
            <text:p>Scorpi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Scl</text:p>
          </table:table-cell>
          <table:table-cell table:style-name="ce21" office:value-type="string" calcext:value-type="string">
            <text:p>Sculptor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Sct</text:p>
          </table:table-cell>
          <table:table-cell table:style-name="ce21" office:value-type="string" calcext:value-type="string">
            <text:p>Scut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Ser</text:p>
          </table:table-cell>
          <table:table-cell table:style-name="ce21" office:value-type="string" calcext:value-type="string">
            <text:p>Serpent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Sextant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Tau</text:p>
          </table:table-cell>
          <table:table-cell table:style-name="ce21" office:value-type="string" calcext:value-type="string">
            <text:p>Taur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Tel</text:p>
          </table:table-cell>
          <table:table-cell table:style-name="ce21" office:value-type="string" calcext:value-type="string">
            <text:p>Telescopi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Tri</text:p>
          </table:table-cell>
          <table:table-cell table:style-name="ce21" office:value-type="string" calcext:value-type="string">
            <text:p>Triangul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TrA</text:p>
          </table:table-cell>
          <table:table-cell table:style-name="ce21" office:value-type="string" calcext:value-type="string">
            <text:p>Trianguli_Austral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Tuc</text:p>
          </table:table-cell>
          <table:table-cell table:style-name="ce21" office:value-type="string" calcext:value-type="string">
            <text:p>Tucanae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UMa</text:p>
          </table:table-cell>
          <table:table-cell table:style-name="ce21" office:value-type="string" calcext:value-type="string">
            <text:p>Ursae_Major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UMi</text:p>
          </table:table-cell>
          <table:table-cell table:style-name="ce21" office:value-type="string" calcext:value-type="string">
            <text:p>Ursae_Minor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Vel</text:p>
          </table:table-cell>
          <table:table-cell table:style-name="ce21" office:value-type="string" calcext:value-type="string">
            <text:p>Velorum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Vir</text:p>
          </table:table-cell>
          <table:table-cell table:style-name="ce21" office:value-type="string" calcext:value-type="string">
            <text:p>Virgin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Vol</text:p>
          </table:table-cell>
          <table:table-cell table:style-name="ce21" office:value-type="string" calcext:value-type="string">
            <text:p>Volant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21" office:value-type="string" calcext:value-type="string">
            <text:p>Vul</text:p>
          </table:table-cell>
          <table:table-cell table:style-name="ce21" office:value-type="string" calcext:value-type="string">
            <text:p>Vulpeculae</text:p>
          </table:table-cell>
          <table:table-cell table:number-columns-repeated="16376"/>
        </table:table-row>
        <table:table-row table:style-name="ro2" table:number-rows-repeated="104848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3.A1:Feuille3.L1048576" table:display-filter-buttons="true"/>
        <table:database-range table:name="__Anonymous_Sheet_DB__1" table:target-range-address="Conversion.B2:Conversion.E2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21:06:19.4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6T21:06:31.769000000</dc:date>
    <meta:editing-duration>PT58M43S</meta:editing-duration>
    <meta:editing-cycles>14</meta:editing-cycles>
    <meta:generator>LibreOffice/24.2.1.2$Windows_X86_64 LibreOffice_project/db4def46b0453cc22e2d0305797cf981b68ef5ac</meta:generator>
    <meta:document-statistic meta:table-count="2" meta:cell-count="1492" meta:object-count="0"/>
  </office:meta>
</office:document-meta>
</file>